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7" style:family="paragraph" style:parent-style-name="Text_20_body">
      <style:paragraph-properties fo:margin-top="0cm" fo:margin-bottom="0cm" fo:line-height="138%" style:writing-mode="lr-tb"/>
    </style:style>
    <style:style style:name="P18" style:family="paragraph" style:parent-style-name="Table_20_Contents">
      <style:text-properties fo:font-size="15pt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2" style:family="paragraph" style:parent-style-name="Standard">
      <style:text-properties fo:font-weight="normal"/>
    </style:style>
    <style:style style:name="P23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96" style:family="paragraph" style:parent-style-name="Text_20_body" style:list-style-name="L87">
      <style:text-properties style:font-size-asian="14pt"/>
    </style:style>
    <style:style style:name="P97" style:family="paragraph" style:parent-style-name="Text_20_body" style:list-style-name="L89">
      <style:text-properties style:font-size-asian="14pt"/>
    </style:style>
    <style:style style:name="P98" style:family="paragraph" style:parent-style-name="Text_20_body" style:list-style-name="L88"/>
    <style:style style:name="P99" style:family="paragraph" style:parent-style-name="Text_20_body" style:list-style-name="L90"/>
    <style:style style:name="P100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101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2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3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4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5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6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7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8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9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0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3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4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5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6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8" style:family="paragraph" style:parent-style-name="Text_20_body" style:list-style-name="L9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9" style:family="paragraph" style:parent-style-name="Text_20_body" style:list-style-name="L9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0" style:family="paragraph" style:parent-style-name="Text_20_body" style:list-style-name="L9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1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2" style:family="paragraph" style:parent-style-name="Text_20_body" style:list-style-name="L9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3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4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25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2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7" style:family="paragraph" style:parent-style-name="Text_20_body" style:list-style-name="L92">
      <style:paragraph-properties fo:margin-top="0cm" fo:margin-bottom="0cm" fo:line-height="168%" style:writing-mode="lr-tb"/>
    </style:style>
    <style:style style:name="P128" style:family="paragraph" style:parent-style-name="Text_20_body" style:list-style-name="L94">
      <style:paragraph-properties fo:margin-top="0cm" fo:margin-bottom="0cm" fo:line-height="168%" style:writing-mode="lr-tb"/>
    </style:style>
    <style:style style:name="P129" style:family="paragraph" style:parent-style-name="Text_20_body" style:list-style-name="L90">
      <style:paragraph-properties fo:margin-top="0cm" fo:margin-bottom="0cm"/>
    </style:style>
    <style:style style:name="P130" style:family="paragraph" style:parent-style-name="Text_20_body" style:list-style-name="L84">
      <style:paragraph-properties fo:margin-left="0.397cm" fo:margin-right="0cm" fo:text-indent="0cm" style:auto-text-indent="false"/>
    </style:style>
    <style:style style:name="P131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132" style:family="paragraph" style:parent-style-name="Text_20_body" style:list-style-name="L86">
      <style:paragraph-properties fo:margin-left="0.397cm" fo:margin-right="0cm" fo:text-indent="0cm" style:auto-text-indent="false"/>
    </style:style>
    <style:style style:name="P133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1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style:font-size-asian="14pt"/>
    </style:style>
    <style:style style:name="T11" style:family="text">
      <style:text-properties fo:color="#367889" style:font-name="lucida grande" fo:font-size="14pt" fo:font-weight="bold"/>
    </style:style>
    <style:style style:name="T12" style:family="text">
      <style:text-properties fo:color="#367889" style:font-name="lucida grande" fo:font-size="14pt" fo:font-weight="bold" fo:background-color="#f9f9f9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2"/>
      <text:p text:style-name="P22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2"/>
      <text:p text:style-name="P13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90287495417620543" text:style-name="L1">
        <text:list-item>
          <text:p text:style-name="P101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9">1</text:p>
          </table:table-cell>
          <table:table-cell table:style-name="表1.B1" office:value-type="string">
            <text:p text:style-name="P18">天気</text:p>
            <text:p text:style-name="P20">晴れ</text:p>
          </table:table-cell>
        </table:table-row>
        <table:table-row>
          <table:table-cell table:style-name="表1.A2" office:value-type="float" office:value="2">
            <text:p text:style-name="P19">2</text:p>
          </table:table-cell>
          <table:table-cell table:style-name="表1.B2" office:value-type="string">
            <text:p text:style-name="P18">餌やり</text:p>
            <text:list xml:id="list269504728782602227" text:style-name="L2">
              <text:list-item>
                <text:p text:style-name="P23">３匹とも来る。</text:p>
              </text:list-item>
              <text:list-item>
                <text:p text:style-name="P23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23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9">3</text:p>
          </table:table-cell>
          <table:table-cell table:style-name="表1.B2" office:value-type="string">
            <text:p text:style-name="P18"><text:ruby text:style-name="Ru1"><text:ruby-base>身体</text:ruby-base><text:ruby-text>しんたい</text:ruby-text></text:ruby></text:p>
            <text:p text:style-name="P20">寝そべって、身体を捻るストレッチ、続けている。</text:p>
            <text:list xml:id="list4580226012661592024" text:style-name="L3">
              <text:list-item>
                <text:p text:style-name="P24">身体、捻り（左右）</text:p>
              </text:list-item>
              <text:list-item>
                <text:p text:style-name="P24">片足ずつ、両手で胸へ引き上げる</text:p>
              </text:list-item>
              <text:list-item>
                <text:p text:style-name="P24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9">15</text:p>
          </table:table-cell>
          <table:table-cell table:style-name="表1.B2" office:value-type="string">
            <text:p text:style-name="P18">その他</text:p>
            <text:list xml:id="list6745433651702055065" text:style-name="L4">
              <text:list-item>
                <text:p text:style-name="P25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5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9">14</text:p>
          </table:table-cell>
          <table:table-cell table:style-name="表1.B2" office:value-type="string">
            <text:p text:style-name="P18">新しい</text:p>
            <text:list xml:id="list7872249409701876877" text:style-name="L5">
              <text:list-item>
                <text:p text:style-name="P26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1">明日</text:p>
      <text:p text:style-name="P8"/>
      <text:p text:style-name="P11">明日の、その先</text:p>
      <text:p text:style-name="P8"/>
      <text:p text:style-name="P6">[/ 20200103_071402]</text:p>
      <text:p text:style-name="P3"/>
      <text:p text:style-name="P15"/>
      <text:p text:style-name="P1"><text:soft-page-break/>------------------------------------------------------------</text:p>
      <text:p text:style-name="P6">[20200207_084511]</text:p>
      <text:list xml:id="list7619365345870599546" text:style-name="L6">
        <text:list-item>
          <text:p text:style-name="P102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9">1</text:p>
          </table:table-cell>
          <table:table-cell table:style-name="表3.B1" office:value-type="string">
            <text:p text:style-name="P18">天気</text:p>
          </table:table-cell>
          <table:table-cell table:style-name="表3.C1" office:value-type="string">
            <text:p text:style-name="P20">晴れ。雲あり</text:p>
          </table:table-cell>
        </table:table-row>
        <table:table-row>
          <table:table-cell table:style-name="表3.A2" office:value-type="float" office:value="2">
            <text:p text:style-name="P19">2</text:p>
          </table:table-cell>
          <table:table-cell table:style-name="表3.B2" office:value-type="string">
            <text:p text:style-name="P18">餌やり</text:p>
          </table:table-cell>
          <table:table-cell table:style-name="表3.C2" office:value-type="string">
            <text:list xml:id="list2419444051630150863" text:style-name="L7">
              <text:list-item>
                <text:p text:style-name="P27">ドンは来ない。クロ、来ない。</text:p>
              </text:list-item>
              <text:list-item>
                <text:p text:style-name="P27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9">3</text:p>
          </table:table-cell>
          <table:table-cell table:style-name="表3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20">背中と腰、変わらず。</text:p>
          </table:table-cell>
        </table:table-row>
        <table:table-row>
          <table:table-cell table:style-name="表3.A2" office:value-type="float" office:value="4">
            <text:p text:style-name="P19">4</text:p>
          </table:table-cell>
          <table:table-cell table:style-name="表3.B2" office:value-type="string">
            <text:p text:style-name="P18">思ったこと</text:p>
          </table:table-cell>
          <table:table-cell table:style-name="表3.C2" office:value-type="string">
            <text:p text:style-name="P20"/>
          </table:table-cell>
        </table:table-row>
        <table:table-row>
          <table:table-cell table:style-name="表3.A2" office:value-type="float" office:value="5">
            <text:p text:style-name="P19">5</text:p>
          </table:table-cell>
          <table:table-cell table:style-name="表3.B2" office:value-type="string">
            <text:p text:style-name="P18">出来事</text:p>
          </table:table-cell>
          <table:table-cell table:style-name="表3.C2" office:value-type="string">
            <text:p text:style-name="P20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9">6</text:p>
          </table:table-cell>
          <table:table-cell table:style-name="表3.B2" office:value-type="string">
            <text:p text:style-name="P18">止めた / 止めよう</text:p>
          </table:table-cell>
          <table:table-cell table:style-name="表3.C2" office:value-type="string">
            <text:p text:style-name="P20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9">7</text:p>
          </table:table-cell>
          <table:table-cell table:style-name="表3.B2" office:value-type="string">
            <text:p text:style-name="P18">始めた</text:p>
          </table:table-cell>
          <table:table-cell table:style-name="表3.C2" office:value-type="string">
            <text:p text:style-name="P20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1">8</text:p>
          </table:table-cell>
          <table:table-cell table:style-name="表3.B2" office:value-type="string">
            <text:p text:style-name="P18">気づいた</text:p>
          </table:table-cell>
          <table:table-cell table:style-name="表3.C2" office:value-type="string">
            <text:p text:style-name="P18"/>
          </table:table-cell>
        </table:table-row>
      </table:table>
      <text:p text:style-name="P8"/>
      <text:p text:style-name="P11">明日</text:p>
      <text:p text:style-name="P8"/>
      <text:p text:style-name="P11">明日の、その先</text:p>
      <text:p text:style-name="P8"/>
      <text:p text:style-name="P6"><text:soft-page-break/>[/ 20200207_085626]</text:p>
      <text:p text:style-name="P5"/>
      <text:p text:style-name="P15"/>
      <text:p text:style-name="P1">------------------------------------------------------------</text:p>
      <text:p text:style-name="P6">[20200209_160242]</text:p>
      <text:list xml:id="list6066346479631444068" text:style-name="L8">
        <text:list-item>
          <text:p text:style-name="P103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9">1</text:p>
          </table:table-cell>
          <table:table-cell table:style-name="表4.B1" office:value-type="string">
            <text:p text:style-name="P18">天気</text:p>
          </table:table-cell>
          <table:table-cell table:style-name="表4.C1" office:value-type="string">
            <text:p text:style-name="P20">晴れ。雲あり。</text:p>
          </table:table-cell>
        </table:table-row>
        <table:table-row>
          <table:table-cell table:style-name="表4.A2" office:value-type="float" office:value="2">
            <text:p text:style-name="P19">2</text:p>
          </table:table-cell>
          <table:table-cell table:style-name="表4.B2" office:value-type="string">
            <text:p text:style-name="P18">餌やり</text:p>
          </table:table-cell>
          <table:table-cell table:style-name="表4.C2" office:value-type="string">
            <text:p text:style-name="P20">ミケのみ。</text:p>
            <text:p text:style-name="P20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9">3</text:p>
          </table:table-cell>
          <table:table-cell table:style-name="表4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20">背中の痛み、変わらず。</text:p>
          </table:table-cell>
        </table:table-row>
        <table:table-row>
          <table:table-cell table:style-name="表4.A2" office:value-type="float" office:value="4">
            <text:p text:style-name="P19">4</text:p>
          </table:table-cell>
          <table:table-cell table:style-name="表4.B2" office:value-type="string">
            <text:p text:style-name="P18">思ったこと</text:p>
          </table:table-cell>
          <table:table-cell table:style-name="表4.C2" office:value-type="string">
            <text:p text:style-name="P20"/>
          </table:table-cell>
        </table:table-row>
        <table:table-row>
          <table:table-cell table:style-name="表4.A2" office:value-type="float" office:value="5">
            <text:p text:style-name="P19">5</text:p>
          </table:table-cell>
          <table:table-cell table:style-name="表4.B2" office:value-type="string">
            <text:p text:style-name="P18">出来事</text:p>
          </table:table-cell>
          <table:table-cell table:style-name="表4.C2" office:value-type="string">
            <text:p text:style-name="P20">東和、仕事の日。</text:p>
          </table:table-cell>
        </table:table-row>
        <table:table-row>
          <table:table-cell table:style-name="表4.A2" office:value-type="float" office:value="6">
            <text:p text:style-name="P19">6</text:p>
          </table:table-cell>
          <table:table-cell table:style-name="表4.B2" office:value-type="string">
            <text:p text:style-name="P18">止めた / 止めよう</text:p>
          </table:table-cell>
          <table:table-cell table:style-name="表4.C2" office:value-type="string">
            <text:list xml:id="list5971875417505401009" text:style-name="L9">
              <text:list-item>
                <text:p text:style-name="P28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8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9">7</text:p>
          </table:table-cell>
          <table:table-cell table:style-name="表4.B2" office:value-type="string">
            <text:p text:style-name="P18">始めた</text:p>
          </table:table-cell>
          <table:table-cell table:style-name="表4.C2" office:value-type="string">
            <text:p text:style-name="P20"/>
          </table:table-cell>
        </table:table-row>
        <table:table-row>
          <table:table-cell table:style-name="表4.A2" office:value-type="float" office:value="8">
            <text:p text:style-name="P21">8</text:p>
          </table:table-cell>
          <table:table-cell table:style-name="表4.B2" office:value-type="string">
            <text:p text:style-name="P18">気づいた</text:p>
          </table:table-cell>
          <table:table-cell table:style-name="表4.C2" office:value-type="string">
            <text:p text:style-name="P18"/>
          </table:table-cell>
        </table:table-row>
        <table:table-row>
          <table:table-cell table:style-name="表4.A2" office:value-type="float" office:value="9">
            <text:p text:style-name="P21">9</text:p>
          </table:table-cell>
          <table:table-cell table:style-name="表4.B2" office:value-type="string">
            <text:p text:style-name="P20">行った</text:p>
          </table:table-cell>
          <table:table-cell table:style-name="表4.C2" office:value-type="string">
            <text:p text:style-name="P20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1">10</text:p>
          </table:table-cell>
          <table:table-cell table:style-name="表4.B2" office:value-type="string">
            <text:p text:style-name="P20">その他</text:p>
          </table:table-cell>
          <table:table-cell table:style-name="表4.C2" office:value-type="string">
            <text:p text:style-name="P18"/>
          </table:table-cell>
        </table:table-row>
      </table:table>
      <text:p text:style-name="P11">明日</text:p>
      <text:p text:style-name="P8"/>
      <text:p text:style-name="P11">明日の、その先</text:p>
      <text:p text:style-name="P8"/>
      <text:p text:style-name="P6">[/ 20200209_161523]</text:p>
      <text:p text:style-name="P5"/>
      <text:p text:style-name="P15"/>
      <text:p text:style-name="P1">------------------------------------------------------------</text:p>
      <text:p text:style-name="P6">[20200210_090529]</text:p>
      <text:list xml:id="list30613536" text:continue-list="list6066346479631444068" text:style-name="L8">
        <text:list-item>
          <text:p text:style-name="P103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9">1</text:p>
          </table:table-cell>
          <table:table-cell table:style-name="表7.B1" office:value-type="string">
            <text:p text:style-name="P18">天気</text:p>
          </table:table-cell>
          <table:table-cell table:style-name="表7.C1" office:value-type="string">
            <text:p text:style-name="P20">晴れ</text:p>
          </table:table-cell>
        </table:table-row>
        <table:table-row>
          <table:table-cell table:style-name="表7.A2" office:value-type="float" office:value="2">
            <text:p text:style-name="P19">2</text:p>
          </table:table-cell>
          <table:table-cell table:style-name="表7.B2" office:value-type="string">
            <text:p text:style-name="P18">餌やり</text:p>
          </table:table-cell>
          <table:table-cell table:style-name="表7.C2" office:value-type="string">
            <text:list xml:id="list5271442945726187083" text:style-name="L10">
              <text:list-item>
                <text:p text:style-name="P29">ドン、来る。擁壁の上から、歩道そばまで、伝い歩いて来る。</text:p>
              </text:list-item>
              <text:list-item>
                <text:p text:style-name="P29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9">3</text:p>
          </table:table-cell>
          <table:table-cell table:style-name="表7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20"/>
          </table:table-cell>
        </table:table-row>
        <table:table-row>
          <table:table-cell table:style-name="表7.A2" office:value-type="float" office:value="4">
            <text:p text:style-name="P19">4</text:p>
          </table:table-cell>
          <table:table-cell table:style-name="表7.B2" office:value-type="string">
            <text:p text:style-name="P18">思ったこと</text:p>
          </table:table-cell>
          <table:table-cell table:style-name="表7.C2" office:value-type="string">
            <text:list xml:id="list4223681724971491140" text:style-name="L11">
              <text:list-item>
                <text:p text:style-name="P30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9">5</text:p>
          </table:table-cell>
          <table:table-cell table:style-name="表7.B2" office:value-type="string">
            <text:p text:style-name="P18">出来事</text:p>
          </table:table-cell>
          <table:table-cell table:style-name="表7.C2" office:value-type="string">
            <text:p text:style-name="P20"/>
          </table:table-cell>
        </table:table-row>
        <table:table-row>
          <table:table-cell table:style-name="表7.A2" office:value-type="float" office:value="6">
            <text:p text:style-name="P19">6</text:p>
          </table:table-cell>
          <table:table-cell table:style-name="表7.B2" office:value-type="string">
            <text:p text:style-name="P18">止めた / 止めよう</text:p>
          </table:table-cell>
          <table:table-cell table:style-name="表7.C2" office:value-type="string">
            <text:list xml:id="list949371783731142982" text:style-name="L12">
              <text:list-item>
                <text:p text:style-name="P31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9">7</text:p>
          </table:table-cell>
          <table:table-cell table:style-name="表7.B2" office:value-type="string">
            <text:p text:style-name="P18">始めた</text:p>
          </table:table-cell>
          <table:table-cell table:style-name="表7.C2" office:value-type="string">
            <text:list xml:id="list2239654232995467602" text:style-name="L13">
              <text:list-item>
                <text:p text:style-name="P32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1">8</text:p>
          </table:table-cell>
          <table:table-cell table:style-name="表7.B2" office:value-type="string">
            <text:p text:style-name="P18">気づいた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9">
            <text:p text:style-name="P21">9</text:p>
          </table:table-cell>
          <table:table-cell table:style-name="表7.B2" office:value-type="string">
            <text:p text:style-name="P20">行った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10">
            <text:p text:style-name="P21">10</text:p>
          </table:table-cell>
          <table:table-cell table:style-name="表7.B2" office:value-type="string">
            <text:p text:style-name="P20">その他</text:p>
          </table:table-cell>
          <table:table-cell table:style-name="表7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20200210_115719]</text:p>
      <text:p text:style-name="P15"/>
      <text:p text:style-name="P5"/>
      <text:p text:style-name="P1">------------------------------------------------------------</text:p>
      <text:p text:style-name="P6">[20200211_104414]</text:p>
      <text:list xml:id="list3904794247722081517" text:style-name="L14">
        <text:list-item>
          <text:p text:style-name="P104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9">1</text:p>
          </table:table-cell>
          <table:table-cell table:style-name="表8.B1" office:value-type="string">
            <text:p text:style-name="P18">天気</text:p>
          </table:table-cell>
          <table:table-cell table:style-name="表8.C1" office:value-type="string">
            <text:p text:style-name="P20">晴れ。</text:p>
          </table:table-cell>
        </table:table-row>
        <table:table-row>
          <table:table-cell table:style-name="表8.A2" office:value-type="float" office:value="2">
            <text:p text:style-name="P19">2</text:p>
          </table:table-cell>
          <table:table-cell table:style-name="表8.B2" office:value-type="string">
            <text:p text:style-name="P18">餌やり</text:p>
          </table:table-cell>
          <table:table-cell table:style-name="表8.C2" office:value-type="string">
            <text:list xml:id="list946839256452886607" text:style-name="L15">
              <text:list-item>
                <text:p text:style-name="P33">ドンのみ、７時半の回には来た。</text:p>
                <text:list>
                  <text:list-item>
                    <text:p text:style-name="P33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33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33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33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33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9">3</text:p>
          </table:table-cell>
          <table:table-cell table:style-name="表8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4">
            <text:p text:style-name="P19">4</text:p>
          </table:table-cell>
          <table:table-cell table:style-name="表8.B2" office:value-type="string">
            <text:p text:style-name="P18">思ったこと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5">
            <text:p text:style-name="P19">5</text:p>
          </table:table-cell>
          <table:table-cell table:style-name="表8.B2" office:value-type="string">
            <text:p text:style-name="P18">出来事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6">
            <text:p text:style-name="P19">6</text:p>
          </table:table-cell>
          <table:table-cell table:style-name="表8.B2" office:value-type="string">
            <text:p text:style-name="P18">止めた / 止めよう</text:p>
          </table:table-cell>
          <table:table-cell table:style-name="表8.C2" office:value-type="string">
            <text:list xml:id="list2739046247647932940" text:style-name="L16">
              <text:list-item>
                <text:p text:style-name="P34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9">7</text:p>
          </table:table-cell>
          <table:table-cell table:style-name="表8.B2" office:value-type="string">
            <text:p text:style-name="P18">始めた</text:p>
          </table:table-cell>
          <table:table-cell table:style-name="表8.C2" office:value-type="string">
            <text:list xml:id="list6708193480537456754" text:style-name="L17">
              <text:list-item>
                <text:p text:style-name="P35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1">8</text:p>
          </table:table-cell>
          <table:table-cell table:style-name="表8.B2" office:value-type="string">
            <text:p text:style-name="P18">気づいた</text:p>
          </table:table-cell>
          <table:table-cell table:style-name="表8.C2" office:value-type="string">
            <text:p text:style-name="P18"/>
          </table:table-cell>
        </table:table-row>
        <table:table-row>
          <table:table-cell table:style-name="表8.A2" office:value-type="float" office:value="9">
            <text:p text:style-name="P21">9</text:p>
          </table:table-cell>
          <table:table-cell table:style-name="表8.B2" office:value-type="string">
            <text:p text:style-name="P20">行った</text:p>
          </table:table-cell>
          <table:table-cell table:style-name="表8.C2" office:value-type="string">
            <text:list xml:id="list4016359641215967411" text:style-name="L18">
              <text:list-item>
                <text:p text:style-name="P36">散髪。４時すぎだったか。今回は、タオルを持参するのを、思い出した。道具一式を持って、下へお利用とした時。</text:p>
              </text:list-item>
              <text:list-item>
                <text:p text:style-name="P36">机上の、物の配置。変えた。ディスプレイを、真ん中に。鉛筆立てを入れてある箱は、左端へ。</text:p>
              </text:list-item>
              <text:list-item>
                <text:p text:style-name="P36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1">10</text:p>
          </table:table-cell>
          <table:table-cell table:style-name="表8.B2" office:value-type="string">
            <text:p text:style-name="P20">その他</text:p>
          </table:table-cell>
          <table:table-cell table:style-name="表8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</text:p>
      <text:p text:style-name="P5"/>
      <text:p text:style-name="P15"/>
      <text:p text:style-name="P1">------------------------------------------------------------</text:p>
      <text:p text:style-name="P6">[XXX] 20200224_070341</text:p>
      <text:list xml:id="list30640572" text:continue-list="list30613536" text:style-name="L8">
        <text:list-item>
          <text:p text:style-name="P103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9">1</text:p>
          </table:table-cell>
          <table:table-cell table:style-name="表9.B1" office:value-type="string">
            <text:p text:style-name="P18">天気</text:p>
          </table:table-cell>
          <table:table-cell table:style-name="表9.C1" office:value-type="string">
            <text:p text:style-name="P20">晴れ。雲あり。</text:p>
          </table:table-cell>
        </table:table-row>
        <table:table-row>
          <table:table-cell table:style-name="表9.A2" office:value-type="float" office:value="2">
            <text:p text:style-name="P19">2</text:p>
          </table:table-cell>
          <table:table-cell table:style-name="表9.B2" office:value-type="string">
            <text:p text:style-name="P18">餌やり</text:p>
          </table:table-cell>
          <table:table-cell table:style-name="表9.C2" office:value-type="string">
            <text:list xml:id="list6607791149589013441" text:style-name="L19">
              <text:list-item>
                <text:p text:style-name="P37">ドン。来ない</text:p>
              </text:list-item>
              <text:list-item>
                <text:p text:style-name="P37">ミケ、クロ。来る。</text:p>
              </text:list-item>
              <text:list-item>
                <text:p text:style-name="P37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9">3</text:p>
          </table:table-cell>
          <table:table-cell table:style-name="表9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20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9">4</text:p>
          </table:table-cell>
          <table:table-cell table:style-name="表9.B2" office:value-type="string">
            <text:p text:style-name="P18">思ったこと</text:p>
          </table:table-cell>
          <table:table-cell table:style-name="表9.C2" office:value-type="string">
            <text:list xml:id="list5096649158986396705" text:style-name="L20">
              <text:list-item>
                <text:p text:style-name="P38">ウェスト氏のアルバムからの１曲。”Journey”。音楽の意味を、知らされた。</text:p>
              </text:list-item>
              <text:list-item>
                <text:p text:style-name="P38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9">5</text:p>
          </table:table-cell>
          <table:table-cell table:style-name="表9.B2" office:value-type="string">
            <text:p text:style-name="P18">出来事</text:p>
          </table:table-cell>
          <table:table-cell table:style-name="表9.C2" office:value-type="string">
            <text:list xml:id="list6826401597274642377" text:style-name="L21">
              <text:list-item>
                <text:p text:style-name="P39">コーネル・ウェスト氏の動画を観た。同氏の音楽アルバムの曲を１つ、聴いた。</text:p>
              </text:list-item>
              <text:list-item>
                <text:p text:style-name="P39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9">6</text:p>
          </table:table-cell>
          <table:table-cell table:style-name="表9.B2" office:value-type="string">
            <text:p text:style-name="P18">止めた / 止めよう</text:p>
          </table:table-cell>
          <table:table-cell table:style-name="表9.C2" office:value-type="string">
            <text:p text:style-name="P20"/>
          </table:table-cell>
        </table:table-row>
        <table:table-row>
          <table:table-cell table:style-name="表9.A2" office:value-type="float" office:value="7">
            <text:p text:style-name="P19">7</text:p>
          </table:table-cell>
          <table:table-cell table:style-name="表9.B2" office:value-type="string">
            <text:p text:style-name="P18">始めた</text:p>
          </table:table-cell>
          <table:table-cell table:style-name="表9.C2" office:value-type="string">
            <text:p text:style-name="P20"/>
          </table:table-cell>
        </table:table-row>
        <table:table-row>
          <table:table-cell table:style-name="表9.A2" office:value-type="float" office:value="8">
            <text:p text:style-name="P21">8</text:p>
          </table:table-cell>
          <table:table-cell table:style-name="表9.B2" office:value-type="string">
            <text:p text:style-name="P18">気づいた</text:p>
          </table:table-cell>
          <table:table-cell table:style-name="表9.C2" office:value-type="string">
            <text:p text:style-name="P18"/>
          </table:table-cell>
        </table:table-row>
        <table:table-row>
          <table:table-cell table:style-name="表9.A2" office:value-type="float" office:value="9">
            <text:p text:style-name="P21">9</text:p>
          </table:table-cell>
          <table:table-cell table:style-name="表9.B2" office:value-type="string">
            <text:p text:style-name="P20">行った</text:p>
          </table:table-cell>
          <table:table-cell table:style-name="表9.C2" office:value-type="string">
            <text:list xml:id="list7008880378247156893" text:style-name="L22">
              <text:list-item>
                <text:p text:style-name="P40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1">10</text:p>
          </table:table-cell>
          <table:table-cell table:style-name="表9.B2" office:value-type="string">
            <text:p text:style-name="P20">その他</text:p>
          </table:table-cell>
          <table:table-cell table:style-name="表9.C2" office:value-type="string">
            <text:list xml:id="list8585891864011416209" text:style-name="L23">
              <text:list-item>
                <text:p text:style-name="P41">本。『光合成の世界』。化学式がわかるようになった。いくつかの分子。それらの化学式を、書き写した。</text:p>
              </text:list-item>
              <text:list-item>
                <text:p text:style-name="P41">本。『大学』。読み終えたのは、一昨日か。朱子の、『章句』の箇所も、読んだ。</text:p>
              </text:list-item>
              <text:list-item>
                <text:p text:style-name="P41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<text:soft-page-break/>明日の、その先</text:p>
      <text:p text:style-name="P8"/>
      <text:p text:style-name="P6">[/ XXX]<text:span text:style-name="T8"> 20200224_071602</text:span></text:p>
      <text:p text:style-name="P5"/>
      <text:p text:style-name="P15"/>
      <text:p text:style-name="P1">------------------------------------------------------------</text:p>
      <text:p text:style-name="P6">[XXX] 20200226_072103</text:p>
      <text:list xml:id="list30638380" text:continue-list="list30640572" text:style-name="L8">
        <text:list-item>
          <text:p text:style-name="P103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9">1</text:p>
          </table:table-cell>
          <table:table-cell table:style-name="表10.B1" office:value-type="string">
            <text:p text:style-name="P18">天気</text:p>
          </table:table-cell>
          <table:table-cell table:style-name="表10.C1" office:value-type="string">
            <text:p text:style-name="P20">晴れ。</text:p>
          </table:table-cell>
        </table:table-row>
        <table:table-row>
          <table:table-cell table:style-name="表10.A2" office:value-type="float" office:value="2">
            <text:p text:style-name="P19">2</text:p>
          </table:table-cell>
          <table:table-cell table:style-name="表10.B2" office:value-type="string">
            <text:p text:style-name="P18">餌やり</text:p>
          </table:table-cell>
          <table:table-cell table:style-name="表10.C2" office:value-type="string">
            <text:list xml:id="list321914024602007096" text:style-name="L24">
              <text:list-item>
                <text:p text:style-name="P42">ドンは来なかった。ミケは、また下に下ろして、腰を摩ってあげた。</text:p>
              </text:list-item>
              <text:list-item>
                <text:p text:style-name="P42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9">3</text:p>
          </table:table-cell>
          <table:table-cell table:style-name="表10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4">
            <text:p text:style-name="P19">4</text:p>
          </table:table-cell>
          <table:table-cell table:style-name="表10.B2" office:value-type="string">
            <text:p text:style-name="P18">思ったこと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5">
            <text:p text:style-name="P19">5</text:p>
          </table:table-cell>
          <table:table-cell table:style-name="表10.B2" office:value-type="string">
            <text:p text:style-name="P18">出来事</text:p>
          </table:table-cell>
          <table:table-cell table:style-name="表10.C2" office:value-type="string">
            <text:list xml:id="list465547744181948555" text:style-name="L25">
              <text:list-item>
                <text:p text:style-name="P43">山下歯科へ。元々は、先週の木曜に行く予定だった。忘れていた。歯科から、ユジョンさんが電話をかけてきた。</text:p>
              </text:list-item>
              <text:list-item>
                <text:p text:style-name="P43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9">6</text:p>
          </table:table-cell>
          <table:table-cell table:style-name="表10.B2" office:value-type="string">
            <text:p text:style-name="P18">止めた / 止め<text:soft-page-break/>よう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7">
            <text:p text:style-name="P19">7</text:p>
          </table:table-cell>
          <table:table-cell table:style-name="表10.B2" office:value-type="string">
            <text:p text:style-name="P18">始めた</text:p>
          </table:table-cell>
          <table:table-cell table:style-name="表10.C2" office:value-type="string">
            <text:list xml:id="list5156507193186005112" text:style-name="L26">
              <text:list-item>
                <text:p text:style-name="P44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1">8</text:p>
          </table:table-cell>
          <table:table-cell table:style-name="表10.B2" office:value-type="string">
            <text:p text:style-name="P18">気づいた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9">
            <text:p text:style-name="P21">9</text:p>
          </table:table-cell>
          <table:table-cell table:style-name="表10.B2" office:value-type="string">
            <text:p text:style-name="P20">行った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10">
            <text:p text:style-name="P21">10</text:p>
          </table:table-cell>
          <table:table-cell table:style-name="表10.B2" office:value-type="string">
            <text:p text:style-name="P20">その他</text:p>
          </table:table-cell>
          <table:table-cell table:style-name="表10.C2" office:value-type="string">
            <text:list xml:id="list2413215193020679277" text:style-name="L27">
              <text:list-item>
                <text:p text:style-name="P45"><office:annotation office:name="__Annotation__1352_1244671686"><dc:creator>iwabuchi ken</dc:creator><dc:date>2020-02-26T07:28:41.99</dc:date><text:p text:style-name="P134"><text:span text:style-name="T13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45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45">自転車 자전거 に加えて、スクーターなど、２輪自動車も、駐輪できる。</text:p>
                  </text:list-item>
                  <text:list-item>
                    <text:p text:style-name="P45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226_073827</text:p>
      <text:p text:style-name="P5"/>
      <text:p text:style-name="P15"/>
      <text:p text:style-name="P1">------------------------------------------------------------</text:p>
      <text:p text:style-name="P6"><text:soft-page-break/>[XXX] 20200305_071734</text:p>
      <text:list xml:id="list30613356" text:continue-list="list30638380" text:style-name="L8">
        <text:list-item>
          <text:p text:style-name="P103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9">1</text:p>
          </table:table-cell>
          <table:table-cell table:style-name="表11.B1" office:value-type="string">
            <text:p text:style-name="P18">天気</text:p>
          </table:table-cell>
          <table:table-cell table:style-name="表11.C1" office:value-type="string">
            <text:p text:style-name="P20">晴れ。</text:p>
          </table:table-cell>
        </table:table-row>
        <table:table-row>
          <table:table-cell table:style-name="表11.A2" office:value-type="float" office:value="2">
            <text:p text:style-name="P19">2</text:p>
          </table:table-cell>
          <table:table-cell table:style-name="表11.B2" office:value-type="string">
            <text:p text:style-name="P18">餌やり</text:p>
          </table:table-cell>
          <table:table-cell table:style-name="表11.C2" office:value-type="string">
            <text:list xml:id="list708405780854178895" text:style-name="L28">
              <text:list-item>
                <text:p text:style-name="P46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6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6">ミケは、１週間ぐらい前からか、地面に下ろして、腰を摩って上げている。</text:p>
                <text:list>
                  <text:list-item>
                    <text:p text:style-name="P46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9">7</text:p>
          </table:table-cell>
          <table:table-cell table:style-name="表11.B2" office:value-type="string">
            <text:p text:style-name="P18">始めた</text:p>
          </table:table-cell>
          <table:table-cell table:style-name="表11.C2" office:value-type="string">
            <text:list xml:id="list3651057042744661134" text:style-name="L29">
              <text:list-item>
                <text:p text:style-name="P47">腰に当てるクッション</text:p>
                <text:list>
                  <text:list-item>
                    <text:p text:style-name="P47">昨日の夜、クッションを布団に入れて、腰に当てて、寝た。</text:p>
                  </text:list-item>
                  <text:list-item>
                    <text:p text:style-name="P47">クッションは、以前に、防災頭巾として自作したもの。タンスの中に入れていた。</text:p>
                  </text:list-item>
                  <text:list-item>
                    <text:p text:style-name="P47">もちろん、寝ていると、身体を動かすものだから、クッションから、腰はずれる。それはそれ。</text:p>
                  </text:list-item>
                  <text:list-item>
                    <text:p text:style-name="P47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7">目薬。</text:p>
                <text:list>
                  <text:list-item>
                    <text:p text:style-name="P47">クリエイトで、目薬を買った。３月２<text:soft-page-break/>日。（そのように、ボトルに書いてある）</text:p>
                  </text:list-item>
                  <text:list-item>
                    <text:p text:style-name="P47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7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1">10</text:p>
          </table:table-cell>
          <table:table-cell table:style-name="表11.B2" office:value-type="string">
            <text:p text:style-name="P20">その他</text:p>
          </table:table-cell>
          <table:table-cell table:style-name="表11.C2" office:value-type="string">
            <text:list xml:id="list7025271801764209119" text:style-name="L30">
              <text:list-item>
                <text:p text:style-name="P48">洗面のとき。</text:p>
                <text:list>
                  <text:list-item>
                    <text:p text:style-name="P48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8">それから、口のゆすぎに移る。</text:p>
                  </text:list-item>
                  <text:list-item>
                    <text:p text:style-name="P48">このようにして、お湯のボタンを切り忘れることを、予防する。</text:p>
                  </text:list-item>
                  <text:list-item>
                    <text:p text:style-name="P48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8">飲み物作り。紅茶。</text:p>
                <text:list>
                  <text:list-item>
                    <text:p text:style-name="P48">以前は、やかんを使っていた。一度に、ペットボトル、２本。</text:p>
                  </text:list-item>
                  <text:list-item>
                    <text:p text:style-name="P48">１ヶ月ぐらい前からか、両手鍋を使っている。そうめんを茹でたりするのに使っているもの。</text:p>
                  </text:list-item>
                  <text:list-item>
                    <text:p text:style-name="P48">この鍋を使うと、一度に、ペット３本分ぐらいを、作れる。</text:p>
                  </text:list-item>
                </text:list>
              </text:list-item>
              <text:list-item>
                <text:p text:style-name="P48">山下歯科</text:p>
                <text:list>
                  <text:list-item>
                    <text:p text:style-name="P48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8">翌週の火曜、２５日に、改めて、予約を入れてもらった。</text:p>
                  </text:list-item>
                </text:list>
              </text:list-item>
              <text:list-item>
                <text:p text:style-name="P48">山下歯科。もう一つ、初めてのこと。</text:p>
                <text:list>
                  <text:list-item>
                    <text:p text:style-name="P48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8">鳥の声のビデオ。</text:p>
                <text:list>
                  <text:list-item>
                    <text:p text:style-name="P48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<text:span text:style-name="T8"> 20200305_073754</text:span></text:p>
      <text:p text:style-name="P5"/>
      <text:p text:style-name="P15"/>
      <text:p text:style-name="P5"/>
      <text:p text:style-name="P1">------------------------------------------------------------</text:p>
      <text:p text:style-name="P6">[XXX] 20200308_073104</text:p>
      <text:list xml:id="list504786435067673714" text:style-name="L31">
        <text:list-item>
          <text:p text:style-name="P105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9">1</text:p>
          </table:table-cell>
          <table:table-cell table:style-name="表12.B1" office:value-type="string">
            <text:p text:style-name="P18">天気</text:p>
          </table:table-cell>
          <table:table-cell table:style-name="表12.C1" office:value-type="string">
            <text:p text:style-name="P20">晴れ</text:p>
          </table:table-cell>
        </table:table-row>
        <text:soft-page-break/>
        <table:table-row>
          <table:table-cell table:style-name="表12.A2" office:value-type="float" office:value="2">
            <text:p text:style-name="P19">2</text:p>
          </table:table-cell>
          <table:table-cell table:style-name="表12.B2" office:value-type="string">
            <text:p text:style-name="P18">餌やり</text:p>
          </table:table-cell>
          <table:table-cell table:style-name="表12.C2" office:value-type="string">
            <text:list xml:id="list3539757588472045735" text:style-name="L32">
              <text:list-item>
                <text:p text:style-name="P49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49">ミケだけが来る。下に降ろす。腰さすり。しばらくしてから、壁に上げる。ペースト。そして、固形。</text:p>
              </text:list-item>
              <text:list-item>
                <text:p text:style-name="P49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49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9">3</text:p>
          </table:table-cell>
          <table:table-cell table:style-name="表1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8589883082586880473" text:style-name="L33">
              <text:list-item>
                <text:p text:style-name="P50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9">4</text:p>
          </table:table-cell>
          <table:table-cell table:style-name="表12.B2" office:value-type="string">
            <text:p text:style-name="P18">思ったこと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5">
            <text:p text:style-name="P19">5</text:p>
          </table:table-cell>
          <table:table-cell table:style-name="表12.B2" office:value-type="string">
            <text:p text:style-name="P18">出来事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6">
            <text:p text:style-name="P19">6</text:p>
          </table:table-cell>
          <table:table-cell table:style-name="表12.B2" office:value-type="string">
            <text:p text:style-name="P18">止めた / 止めよう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7">
            <text:p text:style-name="P19">7</text:p>
          </table:table-cell>
          <table:table-cell table:style-name="表12.B2" office:value-type="string">
            <text:p text:style-name="P18">始めた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8">
            <text:p text:style-name="P21">8</text:p>
          </table:table-cell>
          <table:table-cell table:style-name="表12.B2" office:value-type="string">
            <text:p text:style-name="P18">気づいた</text:p>
          </table:table-cell>
          <table:table-cell table:style-name="表12.C2" office:value-type="string">
            <text:p text:style-name="P18"/>
          </table:table-cell>
        </table:table-row>
        <table:table-row>
          <table:table-cell table:style-name="表12.A2" office:value-type="float" office:value="9">
            <text:p text:style-name="P21">9</text:p>
          </table:table-cell>
          <table:table-cell table:style-name="表12.B2" office:value-type="string">
            <text:p text:style-name="P20">行った</text:p>
          </table:table-cell>
          <table:table-cell table:style-name="表12.C2" office:value-type="string">
            <text:list xml:id="list4929742839884411720" text:style-name="L34">
              <text:list-item>
                <text:p text:style-name="P51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51"><text:soft-page-break/>ももひき。繕いを行う。５８分、使う。</text:p>
              </text:list-item>
              <text:list-item>
                <text:p text:style-name="P51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1">10</text:p>
          </table:table-cell>
          <table:table-cell table:style-name="表12.B2" office:value-type="string">
            <text:p text:style-name="P20">その他</text:p>
          </table:table-cell>
          <table:table-cell table:style-name="表12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08_075158</text:p>
      <text:p text:style-name="P5"/>
      <text:p text:style-name="P15"/>
      <text:p text:style-name="P1">------------------------------------------------------------</text:p>
      <text:p text:style-name="P6">[XXX] 20200309_074427</text:p>
      <text:list xml:id="list3867066036772747992" text:style-name="L35">
        <text:list-item>
          <text:p text:style-name="P106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9">1</text:p>
          </table:table-cell>
          <table:table-cell table:style-name="表13.B1" office:value-type="string">
            <text:p text:style-name="P18">天気</text:p>
          </table:table-cell>
          <table:table-cell table:style-name="表13.C1" office:value-type="string">
            <text:p text:style-name="P20">晴れ</text:p>
          </table:table-cell>
        </table:table-row>
        <table:table-row>
          <table:table-cell table:style-name="表13.A2" office:value-type="float" office:value="2">
            <text:p text:style-name="P19">2</text:p>
          </table:table-cell>
          <table:table-cell table:style-name="表13.B2" office:value-type="string">
            <text:p text:style-name="P18">餌やり</text:p>
          </table:table-cell>
          <table:table-cell table:style-name="表13.C2" office:value-type="string">
            <text:list xml:id="list2200404905986739050" text:style-name="L36">
              <text:list-item>
                <text:p text:style-name="P52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9">3</text:p>
          </table:table-cell>
          <table:table-cell table:style-name="表13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260865712681856804" text:style-name="L37">
              <text:list-item>
                <text:p text:style-name="P53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9">4</text:p>
          </table:table-cell>
          <table:table-cell table:style-name="表13.B2" office:value-type="string">
            <text:p text:style-name="P18">思ったこと</text:p>
          </table:table-cell>
          <table:table-cell table:style-name="表13.C2" office:value-type="string">
            <text:p text:style-name="P20"/>
          </table:table-cell>
        </table:table-row>
        <text:soft-page-break/>
        <table:table-row>
          <table:table-cell table:style-name="表13.A2" office:value-type="float" office:value="5">
            <text:p text:style-name="P19">5</text:p>
          </table:table-cell>
          <table:table-cell table:style-name="表13.B2" office:value-type="string">
            <text:p text:style-name="P18">出来事</text:p>
          </table:table-cell>
          <table:table-cell table:style-name="表13.C2" office:value-type="string">
            <text:list xml:id="list6237758566876492553" text:style-name="L38">
              <text:list-item>
                <text:p text:style-name="P54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9">6</text:p>
          </table:table-cell>
          <table:table-cell table:style-name="表13.B2" office:value-type="string">
            <text:p text:style-name="P18">止めた / 止めよう</text:p>
          </table:table-cell>
          <table:table-cell table:style-name="表13.C2" office:value-type="string">
            <text:p text:style-name="P20"/>
          </table:table-cell>
        </table:table-row>
        <table:table-row>
          <table:table-cell table:style-name="表13.A2" office:value-type="float" office:value="7">
            <text:p text:style-name="P19">7</text:p>
          </table:table-cell>
          <table:table-cell table:style-name="表13.B2" office:value-type="string">
            <text:p text:style-name="P18">始めた</text:p>
          </table:table-cell>
          <table:table-cell table:style-name="表13.C2" office:value-type="string">
            <text:p text:style-name="P20"/>
          </table:table-cell>
        </table:table-row>
        <table:table-row>
          <table:table-cell table:style-name="表13.A2" office:value-type="float" office:value="8">
            <text:p text:style-name="P21">8</text:p>
          </table:table-cell>
          <table:table-cell table:style-name="表13.B2" office:value-type="string">
            <text:p text:style-name="P18">気づいた</text:p>
          </table:table-cell>
          <table:table-cell table:style-name="表13.C2" office:value-type="string">
            <text:p text:style-name="P18"/>
          </table:table-cell>
        </table:table-row>
        <table:table-row>
          <table:table-cell table:style-name="表13.A2" office:value-type="float" office:value="9">
            <text:p text:style-name="P21">9</text:p>
          </table:table-cell>
          <table:table-cell table:style-name="表13.B2" office:value-type="string">
            <text:p text:style-name="P20">行った</text:p>
          </table:table-cell>
          <table:table-cell table:style-name="表13.C2" office:value-type="string">
            <text:list xml:id="list8442031422315403915" text:style-name="L39">
              <text:list-item>
                <text:p text:style-name="P55">『人工光合成』。</text:p>
                <text:list>
                  <text:list-item>
                    <text:p text:style-name="P55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55">ポル<text:span text:style-name="T9">フィン</text:span>と、ポル<text:span text:style-name="T9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55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55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1">10</text:p>
          </table:table-cell>
          <table:table-cell table:style-name="表13.B2" office:value-type="string">
            <text:p text:style-name="P20">その他</text:p>
          </table:table-cell>
          <table:table-cell table:style-name="表13.C2" office:value-type="string">
            <text:list xml:id="list2705443994117419125" text:style-name="L40">
              <text:list-item>
                <text:p text:style-name="P56">マンデルさんの本。昨日は読んでいない。これまでに、読み活動の中で知り得たことは：</text:p>
                <text:list>
                  <text:list-item>
                    <text:p text:style-name="P56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56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09_083040</text:p>
      <text:p text:style-name="P5"/>
      <text:p text:style-name="P15"><text:soft-page-break/></text:p>
      <text:p text:style-name="P5"/>
      <text:p text:style-name="P1">------------------------------------------------------------</text:p>
      <text:p text:style-name="P6">[XXX] 20200310_074031</text:p>
      <text:list xml:id="list30643075" text:continue-list="list3867066036772747992" text:style-name="L35">
        <text:list-item>
          <text:p text:style-name="P106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9">1</text:p>
          </table:table-cell>
          <table:table-cell table:style-name="表14.B1" office:value-type="string">
            <text:p text:style-name="P18">天気</text:p>
          </table:table-cell>
          <table:table-cell table:style-name="表14.C1" office:value-type="string">
            <text:p text:style-name="P20">晴れ。</text:p>
          </table:table-cell>
        </table:table-row>
        <table:table-row>
          <table:table-cell table:style-name="表14.A2" office:value-type="float" office:value="2">
            <text:p text:style-name="P19">2</text:p>
          </table:table-cell>
          <table:table-cell table:style-name="表14.B2" office:value-type="string">
            <text:p text:style-name="P18">餌やり</text:p>
          </table:table-cell>
          <table:table-cell table:style-name="表14.C2" office:value-type="string">
            <text:list xml:id="list3897769455658414990" text:style-name="L41">
              <text:list-item>
                <text:p text:style-name="P57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57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57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9">3</text:p>
          </table:table-cell>
          <table:table-cell table:style-name="表14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4">
            <text:p text:style-name="P19">4</text:p>
          </table:table-cell>
          <table:table-cell table:style-name="表14.B2" office:value-type="string">
            <text:p text:style-name="P18">思ったこと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5">
            <text:p text:style-name="P19">5</text:p>
          </table:table-cell>
          <table:table-cell table:style-name="表14.B2" office:value-type="string">
            <text:p text:style-name="P18">出来事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6">
            <text:p text:style-name="P19">6</text:p>
          </table:table-cell>
          <table:table-cell table:style-name="表14.B2" office:value-type="string">
            <text:p text:style-name="P18">止めた / 止め<text:soft-page-break/>よう</text:p>
          </table:table-cell>
          <table:table-cell table:style-name="表14.C2" office:value-type="string">
            <text:list xml:id="list1108516146828930051" text:style-name="L42">
              <text:list-item>
                <text:p text:style-name="P58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9">7</text:p>
          </table:table-cell>
          <table:table-cell table:style-name="表14.B2" office:value-type="string">
            <text:p text:style-name="P18">始めた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8">
            <text:p text:style-name="P21">8</text:p>
          </table:table-cell>
          <table:table-cell table:style-name="表14.B2" office:value-type="string">
            <text:p text:style-name="P18">気づい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9">
            <text:p text:style-name="P21">9</text:p>
          </table:table-cell>
          <table:table-cell table:style-name="表14.B2" office:value-type="string">
            <text:p text:style-name="P20">行っ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10">
            <text:p text:style-name="P21">10</text:p>
          </table:table-cell>
          <table:table-cell table:style-name="表14.B2" office:value-type="string">
            <text:p text:style-name="P20">その他</text:p>
          </table:table-cell>
          <table:table-cell table:style-name="表14.C2" office:value-type="string">
            <text:list xml:id="list8728400226038942105" text:style-name="L43">
              <text:list-item>
                <text:p text:style-name="P59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59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59">それらのラベルをsortする。対象は、３日間のデータ群。</text:p>
                  </text:list-item>
                  <text:list-item>
                    <text:p text:style-name="P59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<text:soft-page-break/>明日</text:p>
      <text:p text:style-name="P8"/>
      <text:p text:style-name="P11">明日の、その先</text:p>
      <text:p text:style-name="P8"/>
      <text:p text:style-name="P6">[/ XXX] 20200310_075826</text:p>
      <text:p text:style-name="P5"/>
      <text:p text:style-name="P15"/>
      <text:p text:style-name="P5"/>
      <text:p text:style-name="P1">------------------------------------------------------------</text:p>
      <text:p text:style-name="P6">[XXX] 20200325_142352</text:p>
      <text:list xml:id="list30635420" text:continue-list="list30643075" text:style-name="L35">
        <text:list-item>
          <text:p text:style-name="P106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9">1</text:p>
          </table:table-cell>
          <table:table-cell table:style-name="表15.B1" office:value-type="string">
            <text:p text:style-name="P18">天気</text:p>
          </table:table-cell>
          <table:table-cell table:style-name="表15.C1" office:value-type="string">
            <text:p text:style-name="P20">晴れ。</text:p>
          </table:table-cell>
        </table:table-row>
        <table:table-row>
          <table:table-cell table:style-name="表15.A2" office:value-type="float" office:value="2">
            <text:p text:style-name="P19">2</text:p>
          </table:table-cell>
          <table:table-cell table:style-name="表15.B2" office:value-type="string">
            <text:p text:style-name="P18">餌やり</text:p>
          </table:table-cell>
          <table:table-cell table:style-name="表15.C2" office:value-type="string">
            <text:list xml:id="list2194662068256387426" text:style-name="L44">
              <text:list-item>
                <text:p text:style-name="P60">三匹とも、来る。</text:p>
              </text:list-item>
              <text:list-item>
                <text:p text:style-name="P60">ミケとクロは、南の角へ行って、呼びかけたら、出てきた。</text:p>
              </text:list-item>
              <text:list-item>
                <text:p text:style-name="P60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60">ミケたちの相手を済ませ、戻る。小屋の裏。もういなかった。</text:p>
                  </text:list-item>
                </text:list>
              </text:list-item>
              <text:list-item>
                <text:p text:style-name="P60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9">3</text:p>
          </table:table-cell>
          <table:table-cell table:style-name="表15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8788268159654859994" text:style-name="L45">
              <text:list-item>
                <text:p text:style-name="P61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9">4</text:p>
          </table:table-cell>
          <table:table-cell table:style-name="表15.B2" office:value-type="string">
            <text:p text:style-name="P18">思ったこと</text:p>
          </table:table-cell>
          <table:table-cell table:style-name="表15.C2" office:value-type="string">
            <text:p text:style-name="P20"/>
          </table:table-cell>
        </table:table-row>
        <table:table-row>
          <table:table-cell table:style-name="表15.A2" office:value-type="float" office:value="5">
            <text:p text:style-name="P19">5</text:p>
          </table:table-cell>
          <table:table-cell table:style-name="表15.B2" office:value-type="string">
            <text:p text:style-name="P18">出来事</text:p>
          </table:table-cell>
          <table:table-cell table:style-name="表15.C2" office:value-type="string">
            <text:list xml:id="list6271439990733759900" text:style-name="L46">
              <text:list-item>
                <text:p text:style-name="P62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62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9">6</text:p>
          </table:table-cell>
          <table:table-cell table:style-name="表15.B2" office:value-type="string">
            <text:p text:style-name="P18">止めた / 止めよう</text:p>
          </table:table-cell>
          <table:table-cell table:style-name="表15.C2" office:value-type="string">
            <text:p text:style-name="P20"/>
          </table:table-cell>
        </table:table-row>
        <table:table-row>
          <table:table-cell table:style-name="表15.A2" office:value-type="float" office:value="7">
            <text:p text:style-name="P19">7</text:p>
          </table:table-cell>
          <table:table-cell table:style-name="表15.B2" office:value-type="string">
            <text:p text:style-name="P18">始めた</text:p>
          </table:table-cell>
          <table:table-cell table:style-name="表15.C2" office:value-type="string">
            <text:list xml:id="list2864863231308866226" text:style-name="L47">
              <text:list-item>
                <text:p text:style-name="P63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63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1">8</text:p>
          </table:table-cell>
          <table:table-cell table:style-name="表15.B2" office:value-type="string">
            <text:p text:style-name="P18">気づいた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9">
            <text:p text:style-name="P21">9</text:p>
          </table:table-cell>
          <table:table-cell table:style-name="表15.B2" office:value-type="string">
            <text:p text:style-name="P20">行った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10">
            <text:p text:style-name="P21">10</text:p>
          </table:table-cell>
          <table:table-cell table:style-name="表15.B2" office:value-type="string">
            <text:p text:style-name="P20">その他</text:p>
          </table:table-cell>
          <table:table-cell table:style-name="表15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25_143345</text:p>
      <text:p text:style-name="P5"><text:soft-page-break/></text:p>
      <text:p text:style-name="P15"/>
      <text:p text:style-name="P5"/>
      <text:p text:style-name="P1">------------------------------------------------------------</text:p>
      <text:p text:style-name="P6">[XXX] 20200326_082051</text:p>
      <text:list xml:id="list5848652045498307901" text:style-name="L48">
        <text:list-item>
          <text:p text:style-name="P107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9">1</text:p>
          </table:table-cell>
          <table:table-cell table:style-name="表16.B1" office:value-type="string">
            <text:p text:style-name="P18">天気</text:p>
          </table:table-cell>
          <table:table-cell table:style-name="表16.C1" office:value-type="string">
            <text:p text:style-name="P20">晴れ。</text:p>
          </table:table-cell>
        </table:table-row>
        <table:table-row>
          <table:table-cell table:style-name="表16.A2" office:value-type="float" office:value="2">
            <text:p text:style-name="P19">2</text:p>
          </table:table-cell>
          <table:table-cell table:style-name="表16.B2" office:value-type="string">
            <text:p text:style-name="P18">餌やり</text:p>
          </table:table-cell>
          <table:table-cell table:style-name="表16.C2" office:value-type="string">
            <text:list xml:id="list6545702829737629524" text:style-name="L49">
              <text:list-item>
                <text:p text:style-name="P64">ドン。来ない。</text:p>
              </text:list-item>
              <text:list-item>
                <text:p text:style-name="P64">リュウが来た。前回と同じく、擁壁の上の、プールの基盤に付けられている柵。そのすぐ内側に、座っている。</text:p>
                <text:list>
                  <text:list-item>
                    <text:p text:style-name="P64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64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64">袋全体の、３分の１ぐらいを、その場ではあげる。</text:p>
                  </text:list-item>
                </text:list>
              </text:list-item>
              <text:list-item>
                <text:p text:style-name="P64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64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9">3</text:p>
          </table:table-cell>
          <table:table-cell table:style-name="表16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4">
            <text:p text:style-name="P19">4</text:p>
          </table:table-cell>
          <table:table-cell table:style-name="表16.B2" office:value-type="string">
            <text:p text:style-name="P18">思ったこと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5">
            <text:p text:style-name="P19">5</text:p>
          </table:table-cell>
          <table:table-cell table:style-name="表16.B2" office:value-type="string">
            <text:p text:style-name="P18">出来事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6">
            <text:p text:style-name="P19">6</text:p>
          </table:table-cell>
          <table:table-cell table:style-name="表16.B2" office:value-type="string">
            <text:p text:style-name="P18">止めた / 止めよう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7">
            <text:p text:style-name="P19">7</text:p>
          </table:table-cell>
          <table:table-cell table:style-name="表16.B2" office:value-type="string">
            <text:p text:style-name="P18">始めた</text:p>
          </table:table-cell>
          <table:table-cell table:style-name="表16.C2" office:value-type="string">
            <text:list xml:id="list75755530456586162" text:style-name="L50">
              <text:list-item>
                <text:p text:style-name="P65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65">風呂に入るとき、目を、塩水で洗った</text:p>
                <text:list>
                  <text:list-item>
                    <text:p text:style-name="P65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65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65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65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1">8</text:p>
          </table:table-cell>
          <table:table-cell table:style-name="表16.B2" office:value-type="string">
            <text:p text:style-name="P18">気づいた</text:p>
          </table:table-cell>
          <table:table-cell table:style-name="表16.C2" office:value-type="string">
            <text:p text:style-name="P18"/>
          </table:table-cell>
        </table:table-row>
        <table:table-row>
          <table:table-cell table:style-name="表16.A2" office:value-type="float" office:value="9">
            <text:p text:style-name="P21">9</text:p>
          </table:table-cell>
          <table:table-cell table:style-name="表16.B2" office:value-type="string">
            <text:p text:style-name="P20">行った</text:p>
          </table:table-cell>
          <table:table-cell table:style-name="表16.C2" office:value-type="string">
            <text:list xml:id="list5999938444671872392" text:style-name="L51">
              <text:list-item>
                <text:p text:style-name="P66">CO2の調べ。行わなかった。</text:p>
              </text:list-item>
              <text:list-item>
                <text:p text:style-name="P66">楽器。夕方４時すぎ、ギター。夜に入って、６時半ぐらいから、サックス。</text:p>
                <text:list>
                  <text:list-item>
                    <text:p text:style-name="P66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1">10</text:p>
          </table:table-cell>
          <table:table-cell table:style-name="表16.B2" office:value-type="string">
            <text:p text:style-name="P20">その他</text:p>
          </table:table-cell>
          <table:table-cell table:style-name="表16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26_084022</text:p>
      <text:p text:style-name="P5"/>
      <text:p text:style-name="P15"/>
      <text:p text:style-name="P2"/>
      <text:p text:style-name="P1">------------------------------------------------------------</text:p>
      <text:p text:style-name="P6">[XXX] 20200331_154337</text:p>
      <text:list xml:id="list30626907" text:continue-list="list30635420" text:style-name="L35">
        <text:list-item>
          <text:p text:style-name="P106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9">1</text:p>
          </table:table-cell>
          <table:table-cell table:style-name="表17.B1" office:value-type="string">
            <text:p text:style-name="P18">天気</text:p>
          </table:table-cell>
          <table:table-cell table:style-name="表17.C1" office:value-type="string">
            <text:p text:style-name="P20">曇り。</text:p>
          </table:table-cell>
        </table:table-row>
        <table:table-row>
          <table:table-cell table:style-name="表17.A2" office:value-type="float" office:value="2">
            <text:p text:style-name="P19">2</text:p>
          </table:table-cell>
          <table:table-cell table:style-name="表17.B2" office:value-type="string">
            <text:p text:style-name="P18">餌やり</text:p>
          </table:table-cell>
          <table:table-cell table:style-name="表17.C2" office:value-type="string">
            <text:list xml:id="list4121711267775935463" text:style-name="L52">
              <text:list-item>
                <text:p text:style-name="P67">ドン、来ない。リュウも来ない。</text:p>
              </text:list-item>
              <text:list-item>
                <text:p text:style-name="P67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67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67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9">3</text:p>
          </table:table-cell>
          <table:table-cell table:style-name="表17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6002515820425180190" text:style-name="L53">
              <text:list-item>
                <text:p text:style-name="P68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9">4</text:p>
          </table:table-cell>
          <table:table-cell table:style-name="表17.B2" office:value-type="string">
            <text:p text:style-name="P18">思ったこと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5">
            <text:p text:style-name="P19">5</text:p>
          </table:table-cell>
          <table:table-cell table:style-name="表17.B2" office:value-type="string">
            <text:p text:style-name="P18">出来事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6">
            <text:p text:style-name="P19">6</text:p>
          </table:table-cell>
          <table:table-cell table:style-name="表17.B2" office:value-type="string">
            <text:p text:style-name="P18">止めた / 止めよう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7">
            <text:p text:style-name="P19">7</text:p>
          </table:table-cell>
          <table:table-cell table:style-name="表17.B2" office:value-type="string">
            <text:p text:style-name="P18">始めた</text:p>
          </table:table-cell>
          <table:table-cell table:style-name="表17.C2" office:value-type="string">
            <text:list xml:id="list7253518442247423242" text:style-name="L54">
              <text:list-item>
                <text:p text:style-name="P69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69">同じく、3/29。風呂で、陰茎の包皮。塩水で洗った。</text:p>
                <text:list>
                  <text:list-item>
                    <text:p text:style-name="P69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69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1">8</text:p>
          </table:table-cell>
          <table:table-cell table:style-name="表17.B2" office:value-type="string">
            <text:p text:style-name="P18">気づいた</text:p>
          </table:table-cell>
          <table:table-cell table:style-name="表17.C2" office:value-type="string">
            <text:p text:style-name="P18"/>
          </table:table-cell>
        </table:table-row>
        <table:table-row>
          <table:table-cell table:style-name="表17.A2" office:value-type="float" office:value="9">
            <text:p text:style-name="P21">9</text:p>
          </table:table-cell>
          <table:table-cell table:style-name="表17.B2" office:value-type="string">
            <text:p text:style-name="P20">行った</text:p>
          </table:table-cell>
          <table:table-cell table:style-name="表17.C2" office:value-type="string">
            <text:list xml:id="list6786874446050271731" text:style-name="L55">
              <text:list-item>
                <text:p text:style-name="P70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1">10</text:p>
          </table:table-cell>
          <table:table-cell table:style-name="表17.B2" office:value-type="string">
            <text:p text:style-name="P20">その他</text:p>
          </table:table-cell>
          <table:table-cell table:style-name="表17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31_155926</text:p>
      <text:p text:style-name="P5"/>
      <text:p text:style-name="P15"/>
      <text:p text:style-name="P5"/>
      <text:p text:style-name="P1">------------------------------------------------------------</text:p>
      <text:p text:style-name="P6">[XXX] 20200411_081647</text:p>
      <text:list xml:id="list30615893" text:continue-list="list30626907" text:style-name="L35">
        <text:list-item>
          <text:p text:style-name="P106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9">1</text:p>
          </table:table-cell>
          <table:table-cell table:style-name="表18.B1" office:value-type="string">
            <text:p text:style-name="P18">天気</text:p>
          </table:table-cell>
          <table:table-cell table:style-name="表18.C1" office:value-type="string">
            <text:p text:style-name="P20">晴れ</text:p>
          </table:table-cell>
        </table:table-row>
        <table:table-row>
          <table:table-cell table:style-name="表18.A2" office:value-type="float" office:value="2">
            <text:p text:style-name="P19">2</text:p>
          </table:table-cell>
          <table:table-cell table:style-name="表18.B2" office:value-type="string">
            <text:p text:style-name="P18">餌やり</text:p>
          </table:table-cell>
          <table:table-cell table:style-name="表18.C2" office:value-type="string">
            <text:list xml:id="list1068134596182181456" text:style-name="L56">
              <text:list-item>
                <text:p text:style-name="P71">３匹とも来た。</text:p>
              </text:list-item>
              <text:list-item>
                <text:p text:style-name="P71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71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9">3</text:p>
          </table:table-cell>
          <table:table-cell table:style-name="表18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2952539636277970540" text:style-name="L57">
              <text:list-item>
                <text:p text:style-name="P72">背中。ひどく痛い。</text:p>
              </text:list-item>
              <text:list-item>
                <text:p text:style-name="P72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9">4</text:p>
          </table:table-cell>
          <table:table-cell table:style-name="表18.B2" office:value-type="string">
            <text:p text:style-name="P18">思ったこと</text:p>
          </table:table-cell>
          <table:table-cell table:style-name="表18.C2" office:value-type="string">
            <text:p text:style-name="P20"/>
          </table:table-cell>
        </table:table-row>
        <table:table-row>
          <table:table-cell table:style-name="表18.A2" office:value-type="float" office:value="14">
            <text:p text:style-name="P19">14</text:p>
          </table:table-cell>
          <table:table-cell table:style-name="表18.B2" office:value-type="string">
            <text:p text:style-name="P18">新しい</text:p>
          </table:table-cell>
          <table:table-cell table:style-name="表18.C2" office:value-type="string">
            <text:list xml:id="list8552822836250692740" text:style-name="L58">
              <text:list-item>
                <text:p text:style-name="P73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73">買い物。卓上のライトを買ってきた。たまプラの、ケーズデンキにて。値段は３千円少し。</text:p>
                <text:list>
                  <text:list-item>
                    <text:p text:style-name="P73">初め、１種を選び取る。その品を出してもらうように頼もうと、カウンターへ歩き始める。</text:p>
                  </text:list-item>
                  <text:list-item>
                    <text:p text:style-name="P73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<text:soft-page-break/>明日の、その先</text:p>
      <text:p text:style-name="P8"/>
      <text:p text:style-name="P6">[/ XXX] </text:p>
      <text:p text:style-name="P5"/>
      <text:p text:style-name="P15"/>
      <text:p text:style-name="P1">------------------------------------------------------------</text:p>
      <text:p text:style-name="P6">[XXX] 20200412_115745</text:p>
      <text:list xml:id="list2800291380475505145" text:style-name="L59">
        <text:list-item>
          <text:p text:style-name="P108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9">1</text:p>
          </table:table-cell>
          <table:table-cell table:style-name="表19.B1" office:value-type="string">
            <text:p text:style-name="P18">天気</text:p>
          </table:table-cell>
          <table:table-cell table:style-name="表19.C1" office:value-type="string">
            <text:p text:style-name="P20">晴れ。夜から、雨。</text:p>
          </table:table-cell>
        </table:table-row>
        <table:table-row>
          <table:table-cell table:style-name="表19.A2" office:value-type="float" office:value="2">
            <text:p text:style-name="P19">2</text:p>
          </table:table-cell>
          <table:table-cell table:style-name="表19.B2" office:value-type="string">
            <text:p text:style-name="P18">餌やり</text:p>
          </table:table-cell>
          <table:table-cell table:style-name="表19.C2" office:value-type="string">
            <text:list xml:id="list2465915799048342111" text:style-name="L60">
              <text:list-item>
                <text:p text:style-name="P74">３匹とも来る。</text:p>
              </text:list-item>
              <text:list-item>
                <text:p text:style-name="P74">ドンは、待っていた。ミケたちのあとに戻ると。いなかった。</text:p>
              </text:list-item>
              <text:list-item>
                <text:p text:style-name="P74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74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9">3</text:p>
          </table:table-cell>
          <table:table-cell table:style-name="表19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4868014514945974533" text:style-name="L61">
              <text:list-item>
                <text:p text:style-name="P75">背中、痛い。</text:p>
              </text:list-item>
              <text:list-item>
                <text:p text:style-name="P75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9">7</text:p>
          </table:table-cell>
          <table:table-cell table:style-name="表19.B2" office:value-type="string">
            <text:p text:style-name="P18">始めた<text:span text:style-name="T8"> / 初めて</text:span></text:p>
          </table:table-cell>
          <table:table-cell table:style-name="表19.C2" office:value-type="string">
            <text:list xml:id="list7115814981551777720" text:style-name="L62">
              <text:list-item>
                <text:p text:style-name="P76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76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9">5</text:p>
          </table:table-cell>
          <table:table-cell table:style-name="表19.B2" office:value-type="string">
            <text:p text:style-name="P18">出来事</text:p>
          </table:table-cell>
          <table:table-cell table:style-name="表19.C2" office:value-type="string">
            <text:list xml:id="list5086972935293602247" text:style-name="L63">
              <text:list-item>
                <text:p text:style-name="P77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9">11</text:p>
          </table:table-cell>
          <table:table-cell table:style-name="表19.B2" office:value-type="string">
            <text:p text:style-name="P18">やらず</text:p>
          </table:table-cell>
          <table:table-cell table:style-name="表19.C2" office:value-type="string">
            <text:list xml:id="list8573316786254088496" text:style-name="L64">
              <text:list-item>
                <text:p text:style-name="P78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9">13</text:p>
          </table:table-cell>
          <table:table-cell table:style-name="表19.B2" office:value-type="string">
            <text:p text:style-name="P18">やろう</text:p>
          </table:table-cell>
          <table:table-cell table:style-name="表19.C2" office:value-type="string">
            <text:list xml:id="list5585051032236450162" text:style-name="L65">
              <text:list-item>
                <text:p text:style-name="P79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5"/>
      <text:p text:style-name="P2"/>
      <text:p text:style-name="P1">------------------------------------------------------------</text:p>
      <text:p text:style-name="P6">[XXX] 20200413_124125</text:p>
      <text:list xml:id="list768580917471620917" text:style-name="L66">
        <text:list-item>
          <text:p text:style-name="P109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9">1</text:p>
          </table:table-cell>
          <table:table-cell table:style-name="表20.B1" office:value-type="string">
            <text:p text:style-name="P18">天気</text:p>
          </table:table-cell>
          <table:table-cell table:style-name="表20.C1" office:value-type="string">
            <text:p text:style-name="P20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9">2</text:p>
          </table:table-cell>
          <table:table-cell table:style-name="表20.B2" office:value-type="string">
            <text:p text:style-name="P18">餌やり</text:p>
          </table:table-cell>
          <table:table-cell table:style-name="表20.C2" office:value-type="string">
            <text:list xml:id="list6334722633842594711" text:style-name="L67">
              <text:list-item>
                <text:p text:style-name="P80">ドンは来ない。</text:p>
              </text:list-item>
              <text:list-item>
                <text:p text:style-name="P80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80">クロは、柵の外、擁壁へ出てきてしま<text:soft-page-break/>う。地面へ降りてくる。しばらく、ゴロゴロの相手をする。</text:p>
              </text:list-item>
              <text:list-item>
                <text:p text:style-name="P80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9">3</text:p>
          </table:table-cell>
          <table:table-cell table:style-name="表20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4685771614595722962" text:style-name="L68">
              <text:list-item>
                <text:p text:style-name="P81">背中は痛い。</text:p>
              </text:list-item>
              <text:list-item>
                <text:p text:style-name="P81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81">すると、いつもだと、痒みが亢進する。</text:p>
                  </text:list-item>
                  <text:list-item>
                    <text:p text:style-name="P81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9">4</text:p>
          </table:table-cell>
          <table:table-cell table:style-name="表20.B2" office:value-type="string">
            <text:p text:style-name="P18">思ったこと</text:p>
          </table:table-cell>
          <table:table-cell table:style-name="表20.C2" office:value-type="string">
            <text:p text:style-name="P20"/>
          </table:table-cell>
        </table:table-row>
        <table:table-row>
          <table:table-cell table:style-name="表20.A2" office:value-type="float" office:value="5">
            <text:p text:style-name="P19">5</text:p>
          </table:table-cell>
          <table:table-cell table:style-name="表20.B2" office:value-type="string">
            <text:p text:style-name="P18">出来事</text:p>
          </table:table-cell>
          <table:table-cell table:style-name="表20.C2" office:value-type="string">
            <text:list xml:id="list7580409939473113557" text:style-name="L69">
              <text:list-item>
                <text:p text:style-name="P82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9">11</text:p>
          </table:table-cell>
          <table:table-cell table:style-name="表20.B2" office:value-type="string">
            <text:p text:style-name="P18">やらず</text:p>
          </table:table-cell>
          <table:table-cell table:style-name="表20.C2" office:value-type="string">
            <text:list xml:id="list8958309397547065381" text:style-name="L70">
              <text:list-item>
                <text:p text:style-name="P83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9">6</text:p>
          </table:table-cell>
          <table:table-cell table:style-name="表20.B2" office:value-type="string">
            <text:p text:style-name="P18">止めた / 止めよう</text:p>
          </table:table-cell>
          <table:table-cell table:style-name="表20.C2" office:value-type="string">
            <text:list xml:id="list715594886658832738" text:style-name="L71">
              <text:list-item>
                <text:p text:style-name="P84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1">8</text:p>
          </table:table-cell>
          <table:table-cell table:style-name="表20.B2" office:value-type="string">
            <text:p text:style-name="P18">気づいた</text:p>
          </table:table-cell>
          <table:table-cell table:style-name="表20.C2" office:value-type="string">
            <text:p text:style-name="P20"/>
          </table:table-cell>
        </table:table-row>
        <table:table-row>
          <table:table-cell table:style-name="表20.A2" office:value-type="float" office:value="14">
            <text:p text:style-name="P19">14</text:p>
          </table:table-cell>
          <table:table-cell table:style-name="表20.B2" office:value-type="string">
            <text:p text:style-name="P18">新しい</text:p>
          </table:table-cell>
          <table:table-cell table:style-name="表20.C2" office:value-type="string">
            <text:list xml:id="list9122279448361668647" text:style-name="L72">
              <text:list-item>
                <text:p text:style-name="P85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5"/>
      <text:p text:style-name="P5"/>
      <text:p text:style-name="P1">------------------------------------------------------------</text:p>
      <text:p text:style-name="P6">[XXX] 20200415_071750</text:p>
      <text:list xml:id="list7756026633506764727" text:style-name="L73">
        <text:list-item>
          <text:p text:style-name="P110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9">1</text:p>
          </table:table-cell>
          <table:table-cell table:style-name="表21.B1" office:value-type="string">
            <text:p text:style-name="P18">天気</text:p>
          </table:table-cell>
          <table:table-cell table:style-name="表21.C1" office:value-type="string">
            <text:p text:style-name="P20">晴れ。夜も、降雨はなし。</text:p>
          </table:table-cell>
        </table:table-row>
        <table:table-row>
          <table:table-cell table:style-name="表21.A2" office:value-type="float" office:value="2">
            <text:p text:style-name="P19">2</text:p>
          </table:table-cell>
          <table:table-cell table:style-name="表21.B2" office:value-type="string">
            <text:p text:style-name="P18">餌やり</text:p>
          </table:table-cell>
          <table:table-cell table:style-name="表21.C2" office:value-type="string">
            <text:list xml:id="list1397041480634939671" text:style-name="L74">
              <text:list-item>
                <text:p text:style-name="P86">３匹とも。</text:p>
              </text:list-item>
              <text:list-item>
                <text:p text:style-name="P86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86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86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86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86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86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9">3</text:p>
          </table:table-cell>
          <table:table-cell table:style-name="表21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1551498037815262138" text:style-name="L75">
              <text:list-item>
                <text:p text:style-name="P87">今朝の洗顔時。まぶたの中を、強迫的にこする、は、しなかった。</text:p>
              </text:list-item>
              <text:list-item>
                <text:p text:style-name="P87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9">11</text:p>
          </table:table-cell>
          <table:table-cell table:style-name="表21.B2" office:value-type="string">
            <text:p text:style-name="P18">やらず</text:p>
          </table:table-cell>
          <table:table-cell table:style-name="表21.C2" office:value-type="string">
            <text:list xml:id="list6468794642005357391" text:style-name="L76">
              <text:list-item>
                <text:p text:style-name="P88">ムコスタ。目薬。朝は、射していない。忘れた。</text:p>
              </text:list-item>
              <text:list-item>
                <text:p text:style-name="P88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9">14</text:p>
          </table:table-cell>
          <table:table-cell table:style-name="表21.B2" office:value-type="string">
            <text:p text:style-name="P18">新しい</text:p>
          </table:table-cell>
          <table:table-cell table:style-name="表21.C2" office:value-type="string">
            <text:list xml:id="list7539139333405908645" text:style-name="L77">
              <text:list-item>
                <text:p text:style-name="P89">月曜のこと。夕食のあと、再び、mt4のプログラミング、行った。eaを編集。そして、再び実行した。</text:p>
              </text:list-item>
              <text:list-item>
                <text:p text:style-name="P89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5"/>
      <text:p text:style-name="P5"/>
      <text:p text:style-name="P1">------------------------------------------------------------</text:p>
      <text:p text:style-name="P6">[XXX] 20200418_084718</text:p>
      <text:list xml:id="list30643813" text:continue-list="list7756026633506764727" text:style-name="L73">
        <text:list-item>
          <text:p text:style-name="P110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9">1</text:p>
          </table:table-cell>
          <table:table-cell table:style-name="表22.B1" office:value-type="string">
            <text:p text:style-name="P18">天気</text:p>
          </table:table-cell>
          <table:table-cell table:style-name="表22.C1" office:value-type="string">
            <text:p text:style-name="P20">晴れ。夜、雨がパラつく。</text:p>
          </table:table-cell>
        </table:table-row>
        <table:table-row>
          <table:table-cell table:style-name="表22.A2" office:value-type="float" office:value="2">
            <text:p text:style-name="P19">2</text:p>
          </table:table-cell>
          <table:table-cell table:style-name="表22.B2" office:value-type="string">
            <text:p text:style-name="P18">餌やり</text:p>
          </table:table-cell>
          <table:table-cell table:style-name="表22.C2" office:value-type="string">
            <text:list xml:id="list8094899708413850075" text:style-name="L78">
              <text:list-item>
                <text:p text:style-name="P90">ドンは来ない。</text:p>
              </text:list-item>
              <text:list-item>
                <text:p text:style-name="P90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90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90">リュウに、ペーストをひと塊、上げる。その前に、固形をあげる。固形には、近づかない。</text:p>
                  </text:list-item>
                  <text:list-item>
                    <text:p text:style-name="P90">ミケにも、ペーストを上げる。リュウの方向を向いて、ミケは固形を食べる。</text:p>
                  </text:list-item>
                  <text:list-item>
                    <text:p text:style-name="P90">クロも、擁壁へ上げる。ミケの後ろ、突き出しの手前。クロにも、ペーストを上げる。</text:p>
                  </text:list-item>
                  <text:list-item>
                    <text:p text:style-name="P90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19">3</text:p>
          </table:table-cell>
          <table:table-cell table:style-name="表2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4475797439137097203" text:style-name="L79">
              <text:list-item>
                <text:p text:style-name="P91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9">4</text:p>
          </table:table-cell>
          <table:table-cell table:style-name="表22.B2" office:value-type="string">
            <text:p text:style-name="P18">思ったこと</text:p>
          </table:table-cell>
          <table:table-cell table:style-name="表22.C2" office:value-type="string">
            <text:list xml:id="list5393734521550799523" text:style-name="L80">
              <text:list-item>
                <text:p text:style-name="P92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9">5</text:p>
          </table:table-cell>
          <table:table-cell table:style-name="表22.B2" office:value-type="string">
            <text:p text:style-name="P18">出来事</text:p>
          </table:table-cell>
          <table:table-cell table:style-name="表22.C2" office:value-type="string">
            <text:list xml:id="list8887910553477360432" text:style-name="L81">
              <text:list-item>
                <text:p text:style-name="P93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9">11</text:p>
          </table:table-cell>
          <table:table-cell table:style-name="表22.B2" office:value-type="string">
            <text:p text:style-name="P18">やらず</text:p>
          </table:table-cell>
          <table:table-cell table:style-name="表22.C2" office:value-type="string">
            <text:list xml:id="list8808791194853493933" text:style-name="L82">
              <text:list-item>
                <text:p text:style-name="P94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9">6</text:p>
          </table:table-cell>
          <table:table-cell table:style-name="表22.B2" office:value-type="string">
            <text:p text:style-name="P18">止めた / 止めよう</text:p>
          </table:table-cell>
          <table:table-cell table:style-name="表22.C2" office:value-type="string">
            <text:p text:style-name="P20"/>
          </table:table-cell>
        </table:table-row>
        <table:table-row>
          <table:table-cell table:style-name="表22.A2" office:value-type="float" office:value="8">
            <text:p text:style-name="P21">8</text:p>
          </table:table-cell>
          <table:table-cell table:style-name="表22.B2" office:value-type="string">
            <text:p text:style-name="P18">気づいた</text:p>
          </table:table-cell>
          <table:table-cell table:style-name="表22.C2" office:value-type="string">
            <text:p text:style-name="P20"/>
          </table:table-cell>
        </table:table-row>
        <table:table-row>
          <table:table-cell table:style-name="表22.A2" office:value-type="float" office:value="14">
            <text:p text:style-name="P19">14</text:p>
          </table:table-cell>
          <table:table-cell table:style-name="表22.B2" office:value-type="string">
            <text:p text:style-name="P18">新しい</text:p>
          </table:table-cell>
          <table:table-cell table:style-name="表22.C2" office:value-type="string">
            <text:list xml:id="list5474778193738765628" text:style-name="L83">
              <text:list-item>
                <text:p text:style-name="P95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95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95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5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558008704663853805" text:style-name="L84">
        <text:list-item>
          <text:p text:style-name="P130"><text:span text:style-name="T10">돈 </text:span><text:span text:style-name="T6">~ / </text:span><text:span text:style-name="T10">류 </text:span><text:span text:style-name="T6">~ / 2 </text:span><text:span text:style-name="T10">마리 </text:span><text:span text:style-name="T6">+</text:span></text:p>
        </text:list-item>
      </text:list>
      <text:list xml:id="list8421316013200489144" text:style-name="L85">
        <text:list-item>
          <text:p text:style-name="P131">날씨</text:p>
        </text:list-item>
      </text:list>
      <text:list xml:id="list261101915736026365" text:style-name="L86">
        <text:list-item>
          <text:p text:style-name="P132"><text:span text:style-name="T10">비는 나오지 않았다</text:span><text:span text:style-name="T6">.</text:span></text:p>
        </text:list-item>
      </text:list>
      <text:list xml:id="list6252548843933136124" text:style-name="L87">
        <text:list-item>
          <text:p text:style-name="P96">음악</text:p>
        </text:list-item>
      </text:list>
      <text:list xml:id="list4261914665558118725" text:style-name="L88">
        <text:list-item>
          <text:p text:style-name="P98"><text:span text:style-name="T10">키보드를 다시 연주했다</text:span><text:span text:style-name="T6">.</text:span></text:p>
        </text:list-item>
      </text:list>
      <text:list xml:id="list4268659711624539620" text:style-name="L89">
        <text:list-item>
          <text:p text:style-name="P97">나에게</text:p>
        </text:list-item>
      </text:list>
      <text:list xml:id="list8655927939104848226" text:style-name="L90">
        <text:list-item>
          <text:p text:style-name="P133"><text:soft-page-break/><text:span text:style-name="T10">노래를 보면서</text:span><text:span text:style-name="T6">, </text:span><text:span text:style-name="T10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1">41364</text:span></text:a><text:span text:style-name="T6">)</text:span></text:p>
          <text:list>
            <text:list-item>
              <text:p text:style-name="P129"><text:span text:style-name="T10">나르시즘이 없어지는 것은 아니다</text:span><text:span text:style-name="T6">. </text:span><text:span text:style-name="T10">ナルシズムが、なくなるわけではない。</text:span></text:p>
            </text:list-item>
            <text:list-item>
              <text:p text:style-name="P129"><text:span text:style-name="T10">ナルシズムが出てきたら、「ああ、出てきたな」と、観察しよう。 나르시즘이 나오면 </text:span><text:span text:style-name="T6">"</text:span><text:span text:style-name="T10">아</text:span><text:span text:style-name="T6">, </text:span><text:span text:style-name="T10">나왔다</text:span><text:span text:style-name="T6">"</text:span><text:span text:style-name="T10">라고 관찰하자</text:span><text:span text:style-name="T6">.</text:span></text:p>
            </text:list-item>
          </text:list>
        </text:list-item>
        <text:list-item>
          <text:p text:style-name="P133"><text:span text:style-name="T6">FX</text:span><text:span text:style-name="T10">에 충당할 시간은 </text:span><text:span text:style-name="T6">30 </text:span><text:span text:style-name="T10">분으로 제한하자</text:span><text:span text:style-name="T6">. FX</text:span><text:span text:style-name="T10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2">41331</text:span></text:a><text:span text:style-name="T6">)</text:span></text:p>
          <text:list>
            <text:list-item>
              <text:p text:style-name="P129"><text:span text:style-name="T10">다른 시간은</text:span><text:span text:style-name="T6">, </text:span><text:span text:style-name="T10">다른 활동에 충당하자</text:span><text:span text:style-name="T6">. </text:span><text:span text:style-name="T10">他の時間は、別の活動に充てよう。</text:span></text:p>
            </text:list-item>
            <text:list-item>
              <text:p text:style-name="P129"><text:span text:style-name="T10">他の活動とは、何ですか？ 다른 활동은 무엇입니까</text:span><text:span text:style-name="T6">?</text:span></text:p>
            </text:list-item>
            <text:list-item>
              <text:p text:style-name="P129"><text:span text:style-name="T10">音楽。そして、</text:span><text:span text:style-name="T6">CO</text:span><text:span text:style-name="T10">２固定化についての、調べ物。 음악</text:span><text:span text:style-name="T6">. </text:span><text:span text:style-name="T10">그리고 </text:span><text:span text:style-name="T6">CO2 </text:span><text:span text:style-name="T10">고정화에 대한</text:span><text:span text:style-name="T6">, </text:span><text:span text:style-name="T10">조사함</text:span><text:span text:style-name="T6">.</text:span></text:p>
            </text:list-item>
            <text:list-item>
              <text:p text:style-name="P99"><text:span text:style-name="T6">"</text:span><text:span text:style-name="T10">화학자가 된다</text:span><text:span text:style-name="T6">." </text:span><text:span text:style-name="T10">은 이제 그만하자</text:span><text:span text:style-name="T6">. "</text:span><text:span text:style-name="T10">발명가가 된다</text:span><text:span text:style-name="T6">." </text:span><text:span text:style-name="T10">도 말자</text:span><text:span text:style-name="T6">. "○○</text:span><text:span text:style-name="T10">가가 된다</text:span><text:span text:style-name="T6">." </text:span><text:span text:style-name="T10">은 이제 그만하자</text:span><text:span text:style-name="T6">. </text:span><text:span text:style-name="T10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100">мысли.</text:p>
          <text:list>
            <text:list-item>
              <text:p text:style-name="P100">今年の夏は、扇風機を買おう。 Дава'йте ку'пим вентиля'тор э'тим ле'том.</text:p>
            </text:list-item>
          </text:list>
        </text:list-item>
        <text:list-item>
          <text:p text:style-name="P100">二氧化碳</text:p>
          <text:list>
            <text:list-item>
              <text:p text:style-name="P100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2"/>
      <text:p text:style-name="P6">[/ XXX] 20200522_103057</text:p>
      <text:p text:style-name="P5"/>
      <text:p text:style-name="P16"/>
      <text:p text:style-name="P6">[XXX] 20200522_190932</text:p>
      <text:list xml:id="list7860194959275171851" text:style-name="L91">
        <text:list-item>
          <text:p text:style-name="P113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113">PTSD에 대한 책을 읽자. 자신을 치료하자.</text:p>
            </text:list-item>
            <text:list-item>
              <text:p text:style-name="P113">지식: 이산화탄소</text:p>
              <text:list>
                <text:list-item>
                  <text:p text:style-name="P124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124">자유 작문</text:p>
              <text:list>
                <text:list-item>
                  <text:p text:style-name="P124">이 길을 곧장「まっすぐ 가면 역에 도착합니까?</text:p>
                </text:list-item>
                <text:list-item>
                  <text:p text:style-name="P124">날씨는 서쪽에서 변한다라는 건 사실인가요?</text:p>
                </text:list-item>
                <text:list-item>
                  <text:p text:style-name="P124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4"/>
      <text:p text:style-name="P6">[XXX] </text:p>
      <text:list xml:id="list278486976944755664" text:style-name="L92">
        <text:list-item>
          <text:p text:style-name="P114">먹이주기</text:p>
          <text:list>
            <text:list-item>
              <text:p text:style-name="P114">돈 ~ / 류 ~ / 2 마리 +</text:p>
            </text:list-item>
            <text:list-item>
              <text:p text:style-name="P114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114">신체</text:p>
          <text:list>
            <text:list-item>
              <text:p text:style-name="P114">배가 아픈 것은 상당히 낮아졌다. お腹が痛いのは、随分、低くなった。</text:p>
            </text:list-item>
            <text:list-item>
              <text:p text:style-name="P114">항문 주위의 저린 감. 계속되고있다. 肛門の周りの、痺れる感覚。続いている。</text:p>
            </text:list-item>
          </text:list>
        </text:list-item>
        <text:list-item>
          <text:p text:style-name="P114">음악</text:p>
          <text:list>
            <text:list-item>
              <text:p text:style-name="P127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114">자유작문</text:p>
          <text:list>
            <text:list-item>
              <text:p text:style-name="P127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4"/>
      <text:p text:style-name="P6">[XXX] </text:p>
      <text:list xml:id="list286688257701368908" text:style-name="L93">
        <text:list-item>
          <text:p text:style-name="P115">먹이주기</text:p>
          <text:list>
            <text:list-item>
              <text:p text:style-name="P115">돈 ~ / 류 ~ / 2 마리 +</text:p>
            </text:list-item>
            <text:list-item>
              <text:p text:style-name="P115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115">미케의 허리<text:span text:style-name="T8">「腰</text:span> 갈아함<text:span text:style-name="T8">「摩り</text:span>. 최근에는 허리를 갈아하고 있을 때 미케는 <text:soft-page-break/>도단처럼 바닥<text:span text:style-name="T8">「地面</text:span>에 누워는<text:span text:style-name="T8">「横たわる</text:span> 것이 있다.</text:p>
            </text:list-item>
          </text:list>
        </text:list-item>
        <text:list-item>
          <text:p text:style-name="P115">신체</text:p>
          <text:list>
            <text:list-item>
              <text:p text:style-name="P115">위<text:span text:style-name="T8">「胃</text:span>의 통증<text:span text:style-name="T8">「痛み</text:span>은 없어졌다.</text:p>
            </text:list-item>
            <text:list-item>
              <text:p text:style-name="P115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115">자유작문</text:p>
          <text:list>
            <text:list-item>
              <text:p text:style-name="P115">동물의 털<text:span text:style-name="T8">「毛</text:span>과 사람의 머리카락<text:span text:style-name="T8">「髪の毛</text:span>. 서로<text:span text:style-name="T8">「互いに</text:span> 어떻게 다를까<text:span text:style-name="T8">「違うか</text:span>?</text:p>
            </text:list-item>
            <text:list-item>
              <text:p text:style-name="P115">내 위<text:span text:style-name="T8">「胃</text:span>가 아프게<text:span text:style-name="T8">「痛く</text:span> 된 원인은 무엇일까?</text:p>
            </text:list-item>
            <text:list-item>
              <text:p text:style-name="P115">나는 자주<text:span text:style-name="T8">「頻繁に</text:span> 화장실에 가고 있습니다. / 화장실에 뭐하러<text:span text:style-name="T8">「何をしに</text:span> 갑니까? / 배변<text:span text:style-name="T8">「排便</text:span>하기 위해 갑니다.</text:p>
            </text:list-item>
            <text:list-item>
              <text:p text:style-name="P115">오늘 아침 다시 새들이 집의 주변<text:span text:style-name="T8">「周辺</text:span>에서 울고<text:span text:style-name="T8">「鳴いて</text:span> 있어요.</text:p>
            </text:list-item>
          </text:list>
        </text:list-item>
        <text:list-item>
          <text:p text:style-name="P115">自由写文</text:p>
          <text:list>
            <text:list-item>
              <text:p text:style-name="P115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115"><text:soft-page-break/>我觉得。语言呀，到核心的道路，语言把它却阻碍。</text:p>
            </text:list-item>
          </text:list>
        </text:list-item>
        <text:list-item>
          <text:p text:style-name="P115">свободное написание</text:p>
          <text:list>
            <text:list-item>
              <text:p text:style-name="P115">раз[once в ме'сяц[month я хожу'[go к стомато'логу[dentist.</text:p>
            </text:list-item>
            <text:list-item>
              <text:p text:style-name="P115">Я не вожу[drive машину[car.</text:p>
            </text:list-item>
            <text:list-item>
              <text:p text:style-name="P115">Я ем еду'[meal два раза в день.</text:p>
            </text:list-item>
            <text:list-item>
              <text:p text:style-name="P115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4"/>
      <text:p text:style-name="P6">[XXX] 20200524_170017</text:p>
      <text:list xml:id="list2723848581863251582" text:style-name="L94">
        <text:list-item>
          <text:p text:style-name="P116">생각할 것</text:p>
          <text:list>
            <text:list-item>
              <text:p text:style-name="P116">지금까지 만들진 것을 자신 안에 도입하고, 도입 한 것을 사용하고, 요구 된 것을 만든다. ==&gt; 나에게는 무리이에요.</text:p>
            </text:list-item>
            <text:list-item>
              <text:p text:style-name="P128"><text:span text:style-name="T3">지금 이제 있는 것을 더욱</text:span><text:span text:style-name="T4">「より</text:span><text:span text:style-name="T3"> 효율적</text:span><text:span text:style-name="T4">「効率的</text:span><text:span text:style-name="T3">으로 회전</text:span><text:span text:style-name="T4">「回転</text:span><text:span text:style-name="T3">시킴. 왠지</text:span><text:span text:style-name="T4">「なんだか</text:span><text:span text:style-name="T3">, 피곤 버리는</text:span><text:span text:style-name="T4">「疲れてしまう</text:span><text:span text:style-name="T3">거야</text:span><text:span text:style-name="T4">「んだよ</text:span><text:span text:style-name="T3">. 내가 더 그것에 힘을 더하는</text:span><text:span text:style-name="T4">「加える</text:span><text:span text:style-name="T3"> 의미는 뭣입니까?</text:span></text:p>
            </text:list-item>
            <text:list-item>
              <text:p text:style-name="P128"><text:span text:style-name="T3">차라리</text:span><text:span text:style-name="T4">「いっそのこと</text:span><text:span text:style-name="T3"> 죽은</text:span><text:span text:style-name="T4">「死んだ</text:span><text:span text:style-name="T3"> 쪽이</text:span><text:span text:style-name="T4">「方が</text:span><text:span text:style-name="T3"> 좋을까?</text:span></text:p>
            </text:list-item>
            <text:list-item>
              <text:p text:style-name="P128"><text:span text:style-name="T3">죽는다면</text:span><text:span text:style-name="T4">「死ぬのなら</text:span><text:span text:style-name="T3">, 그 전에 해버리고</text:span><text:span text:style-name="T4">「やってみる</text:span><text:span text:style-name="T3"> 싶은 건 있을까요?</text:span></text:p>
            </text:list-item>
            <text:list-item>
              <text:p text:style-name="P128"><text:span text:style-name="T3">시작하고 아직</text:span><text:span text:style-name="T4">「まだ</text:span><text:span text:style-name="T3"> 끝내지</text:span><text:span text:style-name="T4">「終えて</text:span><text:span text:style-name="T3"> 않은</text:span><text:span text:style-name="T4">「いない</text:span><text:span text:style-name="T3"> 건 있을까요?</text:span></text:p>
            </text:list-item>
          </text:list>
        </text:list-item>
      </text:list>
      <text:p text:style-name="P9"/>
      <text:p text:style-name="P6">[/ XXX] 20200524_172018</text:p>
      <text:p text:style-name="P5"><text:soft-page-break/></text:p>
      <text:p text:style-name="P14"/>
      <text:p text:style-name="P6">[XXX] 20200525_140116</text:p>
      <text:list xml:id="list2583066269212350177" text:style-name="L95">
        <text:list-item>
          <text:p text:style-name="P118">먹이주기</text:p>
          <text:list>
            <text:list-item>
              <text:p text:style-name="P118">돈 ~ / 류 ~ / 2 마리 +</text:p>
            </text:list-item>
            <text:list-item>
              <text:p text:style-name="P118">크로는 다시 자신에서 옹벽에 돌아<text:span text:style-name="T8">「戻って</text:span> 간다.</text:p>
            </text:list-item>
            <text:list-item>
              <text:p text:style-name="P118">두 마리 모두 고체음식은 별로<text:span text:style-name="T8">「あまり</text:span> 먹지 않는다.</text:p>
            </text:list-item>
          </text:list>
        </text:list-item>
        <text:list-item>
          <text:p text:style-name="P118">식사</text:p>
          <text:list>
            <text:list-item>
              <text:p text:style-name="P118">점심은 오후 2시경에 먹었다.</text:p>
            </text:list-item>
          </text:list>
        </text:list-item>
        <text:list-item>
          <text:p text:style-name="P118">신체</text:p>
          <text:list>
            <text:list-item>
              <text:p text:style-name="P118">항문<text:span text:style-name="T8">「肛門</text:span> 주변의 약점감<text:span text:style-name="T8">「脱力感</text:span>. 아직 있어.</text:p>
            </text:list-item>
          </text:list>
        </text:list-item>
        <text:list-item>
          <text:p text:style-name="P118">기타</text:p>
          <text:list>
            <text:list-item>
              <text:p text:style-name="P118">어제는 목욕<text:span text:style-name="T8">「風呂</text:span>후, 방으로<text:span text:style-name="T8">「部屋に</text:span> 돌아온<text:span text:style-name="T8">「戻った</text:span> 후에도 키보드를 연주했다. 몇 곡을<text:span text:style-name="T8">「いくつかの曲を</text:span> 녹화<text:span text:style-name="T8">「録画</text:span>했다.</text:p>
            </text:list-item>
          </text:list>
        </text:list-item>
      </text:list>
      <text:p text:style-name="P10"/>
      <text:p text:style-name="P6">[/ XXX] 20200525_141902</text:p>
      <text:p text:style-name="P5"/>
      <text:p text:style-name="P14"/>
      <text:p text:style-name="P6">[XXX] </text:p>
      <text:list xml:id="list5755357654878657158" text:style-name="L96">
        <text:list-item>
          <text:p text:style-name="P119">먹이주기</text:p>
          <text:list>
            <text:list-item>
              <text:p text:style-name="P119">돈 ~ / 류 ~ / 2 마리 +</text:p>
            </text:list-item>
            <text:list-item>
              <text:p text:style-name="P119">크로. 다시, 마찬가지로, 자신으로 옹벽 위에 돌아 갔다.</text:p>
            </text:list-item>
          </text:list>
        </text:list-item>
        <text:list-item>
          <text:p text:style-name="P119">식사</text:p>
          <text:list>
            <text:list-item>
              <text:p text:style-name="P119">점심은 다시 오후에서 먹었다. 전날과는 달리, 어제는 2시 좀 전에 먹었다.</text:p>
            </text:list-item>
          </text:list>
        </text:list-item>
        <text:list-item>
          <text:p text:style-name="P119">활동</text:p>
          <text:list>
            <text:list-item>
              <text:p text:style-name="P119">어제는 오랜만에 물리학 분야의 사항을 조사했다. </text:p>
              <text:list>
                <text:list-item>
                  <text:p text:style-name="P119">"eman" 씨의 웹 사이트. 주제는 상대성 이론. 메모를 하면서, 기사를 읽어했다.</text:p>
                </text:list-item>
              </text:list>
            </text:list-item>
          </text:list>
        </text:list-item>
        <text:list-item>
          <text:p text:style-name="P119">신체</text:p>
          <text:list>
            <text:list-item>
              <text:p text:style-name="P119">항문<text:span text:style-name="T8">「肛門</text:span> 주변의 약점감: 전날과 변하지 않고<text:span text:style-name="T8">「変わらず</text:span>, 계속되고 있<text:soft-page-break/>어. </text:p>
            </text:list-item>
            <text:list-item>
              <text:p text:style-name="P119">다만<text:span text:style-name="T8">「ただ、</text:span>, 약점감을 느끼고있는 부분의 안쪽<text:span text:style-name="T8">「内側</text:span>으로,　깊은<text:span text:style-name="T8">「深い</text:span> 곳에서, 뭔가<text:span text:style-name="T8">「何かしら</text:span> 딱딱한<text:span text:style-name="T8">「硬い</text:span> 것을 느낀다.</text:p>
            </text:list-item>
          </text:list>
        </text:list-item>
        <text:list-item>
          <text:p text:style-name="P119">음악</text:p>
          <text:list>
            <text:list-item>
              <text:p text:style-name="P119">변하지 않고, 짧은<text:span text:style-name="T8">「短い</text:span> 세션을 몇 번 시행<text:span text:style-name="T8">「実行</text:span>했다.</text:p>
            </text:list-item>
          </text:list>
        </text:list-item>
        <text:list-item>
          <text:p text:style-name="P119">기타</text:p>
          <text:list>
            <text:list-item>
              <text:p text:style-name="P119">자기<text:span text:style-name="T8">「寝る</text:span> 직전<text:span text:style-name="T8">「直前</text:span>에 기독교의 성경을 읽고있다.</text:p>
              <text:list>
                <text:list-item>
                  <text:p text:style-name="P119">어젯밤은 마태 복음서<text:span text:style-name="T8">「福音書</text:span>. 가라지<text:span text:style-name="T8">「毒麦</text:span>의 비유<text:span text:style-name="T8">「例え</text:span>. 빵<text:span text:style-name="T8">「パン과 물고기「魚</text:span>을 나누는<text:span text:style-name="T8">「分ける</text:span> 이야기.</text:p>
                </text:list-item>
              </text:list>
            </text:list-item>
          </text:list>
        </text:list-item>
      </text:list>
      <text:p text:style-name="P10"/>
      <text:p text:style-name="P6">[/ XXX] 20200526_104854</text:p>
      <text:p text:style-name="P5"/>
      <text:p text:style-name="P14"/>
      <text:p text:style-name="P6">[XXX] 20200527_081529</text:p>
      <text:p text:style-name="P10">myself / Korean / orig / </text:p>
      <text:p text:style-name="P10"/>
      <text:list xml:id="list4839086784381363101" text:style-name="L97">
        <text:list-item>
          <text:p text:style-name="P120">먹이주기</text:p>
          <text:list>
            <text:list-item>
              <text:p text:style-name="P120">돈 ~ / 류 ~ / 2 마리 +</text:p>
            </text:list-item>
            <text:list-item>
              <text:p text:style-name="P120">미케는 어젯밤 자신으로 땅에 거짓말했다.</text:p>
            </text:list-item>
          </text:list>
        </text:list-item>
        <text:list-item>
          <text:p text:style-name="P120">식사</text:p>
          <text:list>
            <text:list-item>
              <text:p text:style-name="P120">다시 점심은 오후 2시경 먹었다.</text:p>
            </text:list-item>
            <text:list-item>
              <text:p text:style-name="P120">그 때, 단품물<text:span text:style-name="T8">「単品物</text:span>도 했다.</text:p>
            </text:list-item>
            <text:list-item>
              <text:p text:style-name="P120">건빵<text:span text:style-name="T8">「カンパン</text:span>은 먹지 않는다. 초콜릿도.</text:p>
            </text:list-item>
            <text:list-item>
              <text:p text:style-name="P120">초콜릿도는 구입도 하지 않는다.</text:p>
            </text:list-item>
            <text:list-item>
              <text:p text:style-name="P120">어젯밤, 공원에 갈 전에 이나개야 슈퍼에 갔다. 저기에서, 초콜릿을 팔고 있지만, 사지 않았다.</text:p>
            </text:list-item>
          </text:list>
        </text:list-item>
        <text:list-item>
          <text:p text:style-name="P120">신체</text:p>
          <text:list>
            <text:list-item>
              <text:p text:style-name="P120">항문 주변. 약점감 → 약간 아직 있어. 전날과 비교하면, 변하고 있어.</text:p>
            </text:list-item>
          </text:list>
        </text:list-item>
      </text:list>
      <text:p text:style-name="P9"/>
      <text:p text:style-name="P6">[/ XXX] 20200527_083952</text:p>
      <text:p text:style-name="P5"/>
      <text:p text:style-name="P14"/>
      <text:p text:style-name="P6"><text:soft-page-break/>[XXX] </text:p>
      <text:p text:style-name="P10">myself / Korean / orig / 20200527_182434</text:p>
      <text:p text:style-name="P10"/>
      <text:list xml:id="list8427326792582560976" text:style-name="L98">
        <text:list-item>
          <text:p text:style-name="P121">오늘 한 일</text:p>
          <text:list>
            <text:list-item>
              <text:p text:style-name="P121">산스크리트어를 공부했다. 어제 시작했다. / 어떻게 공부하고 있어요? – 글<text:span text:style-name="T8">「文章</text:span>을 읽고 있습니다. / 어떤<text:span text:style-name="T8">「どんな</text:span> 글입니까? – 리그베다 입니다.<text:span text:style-name="T8"> / <text:s/>상당히 어려운 글을 읽고 있군요. – 그렇지도 아니고, 누구는 와우, 굉장하다. 그런 일이 쓰여져 있습니다. 지금 읽고있는 부분에서은.</text:span></text:p>
            </text:list-item>
          </text:list>
        </text:list-item>
        <text:list-item>
          <text:p text:style-name="P121">일상 회화.</text:p>
          <text:list>
            <text:list-item>
              <text:p text:style-name="P125">お名前は、なんとおっしゃいますか？이름은 뭐라고 말씀 하시겠습니까?</text:p>
            </text:list-item>
            <text:list-item>
              <text:p text:style-name="P125">何年生ですか？몇 학년입니까?</text:p>
            </text:list-item>
            <text:list-item>
              <text:p text:style-name="P125">学校は、どうですか？학교는 어떻습니까? 지루함「退屈을 느끼나요? 바쁜가요「忙しいですか?</text:p>
            </text:list-item>
          </text:list>
        </text:list-item>
      </text:list>
      <text:p text:style-name="P9"/>
      <text:p text:style-name="P6">[/ XXX] 20200527_183950</text:p>
      <text:p text:style-name="P5"/>
      <text:p text:style-name="P14"/>
      <text:p text:style-name="P5"/>
      <text:p text:style-name="P6">[XXX] </text:p>
      <text:p text:style-name="P10">myself / Korean / orig / 20200528_091131</text:p>
      <text:p text:style-name="P10"/>
      <text:list xml:id="list8202414907800300925" text:style-name="L99">
        <text:list-item>
          <text:p text:style-name="P122">먹이주기</text:p>
          <text:list>
            <text:list-item>
              <text:p text:style-name="P122">돈 ~ / 류 ~ / 2 마리 +</text:p>
            </text:list-item>
            <text:list-item>
              <text:p text:style-name="P122">미케는 오지 않았다. 보도 쪽까지 가서 울타리 안을 들여다했다<text:span text:style-name="T8">「覗いた</text:span>. 舌を、「チュッ、チュッ、」と、鳴らした。少しの間、そこで待っていた。来ない。 혀를 "튼, 튼,"라고 울렸다. 잠시 거기서 기다리고 있었다. 오지 않는다.</text:p>
            </text:list-item>
          </text:list>
        </text:list-item>
        <text:list-item>
          <text:p text:style-name="P122">식사</text:p>
          <text:list>
            <text:list-item>
              <text:p text:style-name="P122">다시 오후에 먹었다. 다만, 2시 지나<text:span text:style-name="T8">「過ぎに</text:span> 아니고, <text:s/>1시 반 지나에.</text:p>
            </text:list-item>
          </text:list>
        </text:list-item>
        <text:list-item>
          <text:p text:style-name="P122">신체</text:p>
          <text:list>
            <text:list-item>
              <text:p text:style-name="P122">항문 주변. 약점감 → 감각<text:span text:style-name="T8">「感覚</text:span>에 변화 있어.</text:p>
            </text:list-item>
          </text:list>
        </text:list-item>
        <text:list-item>
          <text:p text:style-name="P122"><text:soft-page-break/>자유 작문</text:p>
          <text:list>
            <text:list-item>
              <text:p text:style-name="P122">최근<text:span text:style-name="T8">「最近</text:span> 스마트 폰을 교체<text:span text:style-name="T8">「交換</text:span>했어요. / 어떤 기종<text:span text:style-name="T8">「機種</text:span>와 교체했어요? 애플입니까? --- 아니오. 화웨이의 기종에 했어요. / 왜 화웨이 입니까? --- 애플은 절대 싫었다. 일본 업체의 기종은 매력을 느끼지 않았다. 삼성은 원래에서 애플을 모방하고 있는 인상이 있었다. 그래서, 싫었다. 아마, 부당한 의견 것이지만. 아마, 미디어에서 편향된<text:span text:style-name="T8">「偏向した</text:span> 정보 만 당겨<text:span text:style-name="T8">「引き出して</text:span>있을 것이지만.</text:p>
            </text:list-item>
          </text:list>
        </text:list-item>
      </text:list>
      <text:p text:style-name="P9"/>
      <text:p text:style-name="P6">[/ XXX] 20200528_094448</text:p>
      <text:p text:style-name="P5"/>
      <text:p text:style-name="P14"/>
      <text:p text:style-name="P6">[XXX] </text:p>
      <text:p text:style-name="P10">myself / Korean / orig / 20200530_093518</text:p>
      <text:p text:style-name="P10"/>
      <text:list xml:id="list1663473845592113854" text:style-name="L100">
        <text:list-item>
          <text:p text:style-name="P123">먹이주기</text:p>
          <text:list>
            <text:list-item>
              <text:p text:style-name="P123">돈 + / 류 ~ / 2 마리 +</text:p>
              <text:list>
                <text:list-item>
                  <text:p text:style-name="P123">돈. 두 마리에 먹이를 준 뒤, 자전거를 두고<text:span text:style-name="T8">「置いて</text:span>있는 장소로 돌아갔다<text:span text:style-name="T8">「戻った</text:span>. 그러자<text:span text:style-name="T8">「すると</text:span>, 돈이 체육관<text:span text:style-name="T8">「体育館</text:span> 부지<text:span text:style-name="T8">「敷地</text:span>의 울타리에서 나왔다.</text:p>
                </text:list-item>
                <text:list-item>
                  <text:p text:style-name="P123">크로 : 옹벽 위에서 먹어있는 때. 먹이의 파편<text:span text:style-name="T8">「破片</text:span>이 흩어져<text:span text:style-name="T8">「散らばって</text:span> 버렸다. 그 파편을 모아라로<text:span text:style-name="T8">「集めるために</text:span> 자신의 손가락<text:span text:style-name="T8">「手の指</text:span>으로 파편을 모아다<text:span text:style-name="T8">「集める</text:span>. 그러자, 크로는 돌출<text:span text:style-name="T8">「突き出し</text:span> 울타리 쪽으로 가서 버린다<text:span text:style-name="T8">「行ってしまう</text:span>.</text:p>
                </text:list-item>
              </text:list>
            </text:list-item>
          </text:list>
        </text:list-item>
        <text:list-item>
          <text:p text:style-name="P123">신체</text:p>
          <text:list>
            <text:list-item>
              <text:p text:style-name="P123">왼발<text:span text:style-name="T8">「左足</text:span> 갑<text:span text:style-name="T8">「甲</text:span>. <text:span text:style-name="T8">중간의 발목「足首 쪽의 부분. 부어있다. 아프다.</text:span></text:p>
              <text:list>
                <text:list-item>
                  <text:p text:style-name="P123"><text:span text:style-name="T8">대응 → 아픈 부분을 문질러했다「摩擦した.</text:span></text:p>
                </text:list-item>
              </text:list>
            </text:list-item>
          </text:list>
        </text:list-item>
        <text:list-item>
          <text:p text:style-name="P123"><text:span text:style-name="T8">자유 작문</text:span></text:p>
          <text:list>
            <text:list-item>
              <text:p text:style-name="P123"><text:span text:style-name="T8">рядом[near с моим домом, есть парк. и в етом парке, живут кошки. Я даю им[them еду[food.</text:span></text:p>
            </text:list-item>
            <text:list-item>
              <text:p text:style-name="P123"><text:span text:style-name="T8">音乐。主意在我的脑海里浮现来。我打开键盘pan2。我将手机设置在键盘上。我按an4下手机的录音按钮niu3。录音开始。</text:span></text:p>
            </text:list-item>
            <text:list-item>
              <text:p text:style-name="P123"><text:span text:style-name="T8">anoche[last night. Encendi[lit mí PC. empecé[started un programa. ¿Que´ hace este programa? este programa se encarga[takes care del </text:span><text:soft-page-break/><text:span text:style-name="T8">comercio[trade. / ¿que´ comericio? --- para comprar[buy y vender[sell moneda[currency extranjera.</text:span></text:p>
            </text:list-item>
          </text:list>
        </text:list-item>
      </text:list>
      <text:p text:style-name="P9"/>
      <text:p text:style-name="P6">[/ XXX] 20200530_103954</text:p>
      <text:p text:style-name="P14">@@@</text:p>
      <text:p text:style-name="P6">[XXX] </text:p>
      <text:p text:style-name="P10">myself / Korean / orig / </text:p>
      <text:p text:style-name="P10"/>
      <text:list xml:id="list30641448" text:continue-list="list8427326792582560976" text:style-name="L98">
        <text:list-item>
          <text:p text:style-name="P121">먹이주기</text:p>
          <text:list>
            <text:list-item>
              <text:p text:style-name="P121"/>
            </text:list-item>
          </text:list>
        </text:list-item>
      </text:list>
      <text:p text:style-name="P9"/>
      <text:p text:style-name="P6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p text:style-name="P10">myself / Korean / orig / </text:p>
      <text:p text:style-name="P10"/>
      <text:list xml:id="list30616189" text:continue-numbering="true" text:style-name="L98">
        <text:list-item>
          <text:p text:style-name="P121">먹이주기</text:p>
          <text:list>
            <text:list-item>
              <text:p text:style-name="P121"/>
            </text:list-item>
          </text:list>
        </text:list-item>
      </text:list>
      <text:p text:style-name="P9"/>
      <text:p text:style-name="P6">[/ XXX] </text:p>
      <text:p text:style-name="P5"/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30629186" text:continue-list="list30643813" text:style-name="L73">
        <text:list-item>
          <text:p text:style-name="P110"><text:soft-page-break/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9">1</text:p>
          </table:table-cell>
          <table:table-cell table:style-name="表5.B1" office:value-type="string">
            <text:p text:style-name="P18">天気</text:p>
          </table:table-cell>
          <table:table-cell table:style-name="表5.C1" office:value-type="string">
            <text:p text:style-name="P20"/>
          </table:table-cell>
        </table:table-row>
        <table:table-row>
          <table:table-cell table:style-name="表5.A2" office:value-type="float" office:value="2">
            <text:p text:style-name="P19">2</text:p>
          </table:table-cell>
          <table:table-cell table:style-name="表5.B2" office:value-type="string">
            <text:p text:style-name="P18">餌やり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3">
            <text:p text:style-name="P19">3</text:p>
          </table:table-cell>
          <table:table-cell table:style-name="表5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4">
            <text:p text:style-name="P19">4</text:p>
          </table:table-cell>
          <table:table-cell table:style-name="表5.B2" office:value-type="string">
            <text:p text:style-name="P18">思ったこと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5">
            <text:p text:style-name="P19">5</text:p>
          </table:table-cell>
          <table:table-cell table:style-name="表5.B2" office:value-type="string">
            <text:p text:style-name="P18">出来事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11">
            <text:p text:style-name="P19">11</text:p>
          </table:table-cell>
          <table:table-cell table:style-name="表5.B2" office:value-type="string">
            <text:p text:style-name="P18">やらず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6">
            <text:p text:style-name="P19">6</text:p>
          </table:table-cell>
          <table:table-cell table:style-name="表5.B2" office:value-type="string">
            <text:p text:style-name="P18">止めた / 止めよう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8">
            <text:p text:style-name="P21">8</text:p>
          </table:table-cell>
          <table:table-cell table:style-name="表5.B2" office:value-type="string">
            <text:p text:style-name="P18">気づいた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14">
            <text:p text:style-name="P19">14</text:p>
          </table:table-cell>
          <table:table-cell table:style-name="表5.B2" office:value-type="string">
            <text:p text:style-name="P18">新しい</text:p>
          </table:table-cell>
          <table:table-cell table:style-name="表5.C2" office:value-type="string">
            <text:p text:style-name="P20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9">1</text:p>
          </table:table-cell>
          <table:table-cell table:style-name="表2.B1" office:value-type="string">
            <text:p text:style-name="P18">天気</text:p>
          </table:table-cell>
          <table:table-cell table:style-name="表2.A1" office:value-type="float" office:value="9">
            <text:p text:style-name="P19">9</text:p>
          </table:table-cell>
          <table:table-cell table:style-name="表2.D1" office:value-type="string">
            <text:p text:style-name="P18">思い出したこと</text:p>
          </table:table-cell>
        </table:table-row>
        <table:table-row>
          <table:table-cell table:style-name="表2.A2" office:value-type="float" office:value="2">
            <text:p text:style-name="P19">2</text:p>
          </table:table-cell>
          <table:table-cell table:style-name="表2.B2" office:value-type="string">
            <text:p text:style-name="P18">餌やり</text:p>
          </table:table-cell>
          <table:table-cell table:style-name="表2.A2" office:value-type="float" office:value="10">
            <text:p text:style-name="P19">10</text:p>
          </table:table-cell>
          <table:table-cell table:style-name="表2.D2" office:value-type="string">
            <text:p text:style-name="P18">やった</text:p>
          </table:table-cell>
        </table:table-row>
        <table:table-row>
          <table:table-cell table:style-name="表2.A2" office:value-type="float" office:value="3">
            <text:p text:style-name="P19">3</text:p>
          </table:table-cell>
          <table:table-cell table:style-name="表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9">11</text:p>
          </table:table-cell>
          <table:table-cell table:style-name="表2.D2" office:value-type="string">
            <text:p text:style-name="P18">やらず</text:p>
          </table:table-cell>
        </table:table-row>
        <table:table-row>
          <table:table-cell table:style-name="表2.A2" office:value-type="float" office:value="4">
            <text:p text:style-name="P19">4</text:p>
          </table:table-cell>
          <table:table-cell table:style-name="表2.B2" office:value-type="string">
            <text:p text:style-name="P18">思ったこと</text:p>
          </table:table-cell>
          <table:table-cell table:style-name="表2.A2" office:value-type="float" office:value="12">
            <text:p text:style-name="P19">12</text:p>
          </table:table-cell>
          <table:table-cell table:style-name="表2.D2" office:value-type="string">
            <text:p text:style-name="P18">知ったこと</text:p>
          </table:table-cell>
        </table:table-row>
        <table:table-row>
          <table:table-cell table:style-name="表2.A2" office:value-type="float" office:value="5">
            <text:p text:style-name="P19">5</text:p>
          </table:table-cell>
          <table:table-cell table:style-name="表2.B2" office:value-type="string">
            <text:p text:style-name="P18">出来事</text:p>
          </table:table-cell>
          <table:table-cell table:style-name="表2.A2" office:value-type="float" office:value="13">
            <text:p text:style-name="P19">13</text:p>
          </table:table-cell>
          <table:table-cell table:style-name="表2.D2" office:value-type="string">
            <text:p text:style-name="P18">やろう</text:p>
          </table:table-cell>
        </table:table-row>
        <table:table-row>
          <table:table-cell table:style-name="表2.A2" office:value-type="float" office:value="6">
            <text:p text:style-name="P19">6</text:p>
          </table:table-cell>
          <table:table-cell table:style-name="表2.B2" office:value-type="string">
            <text:p text:style-name="P18">止めた / 止めよう</text:p>
          </table:table-cell>
          <table:table-cell table:style-name="表2.A2" office:value-type="float" office:value="14">
            <text:p text:style-name="P19">14</text:p>
          </table:table-cell>
          <table:table-cell table:style-name="表2.D2" office:value-type="string">
            <text:p text:style-name="P18">新しい</text:p>
          </table:table-cell>
        </table:table-row>
        <table:table-row>
          <table:table-cell table:style-name="表2.A2" office:value-type="float" office:value="7">
            <text:p text:style-name="P19">7</text:p>
          </table:table-cell>
          <table:table-cell table:style-name="表2.B2" office:value-type="string">
            <text:p text:style-name="P18">始めた<text:span text:style-name="T8"> / 初めて</text:span></text:p>
          </table:table-cell>
          <table:table-cell table:style-name="表2.A2" office:value-type="float" office:value="15">
            <text:p text:style-name="P19">15</text:p>
          </table:table-cell>
          <table:table-cell table:style-name="表2.D2" office:value-type="string">
            <text:p text:style-name="P18">その他</text:p>
          </table:table-cell>
        </table:table-row>
        <table:table-row>
          <table:table-cell table:style-name="表2.A2" office:value-type="float" office:value="8">
            <text:p text:style-name="P21">8</text:p>
          </table:table-cell>
          <table:table-cell table:style-name="表2.B2" office:value-type="string">
            <text:p text:style-name="P18">気づいた</text:p>
          </table:table-cell>
          <table:table-cell table:style-name="表2.A2" office:value-type="float" office:value="16">
            <text:p text:style-name="P19">16</text:p>
          </table:table-cell>
          <table:table-cell table:style-name="表2.D2" office:value-type="string">
            <text:p text:style-name="P11">明日</text:p>
          </table:table-cell>
        </table:table-row>
        <table:table-row>
          <table:table-cell table:style-name="表2.A2">
            <text:p text:style-name="P21"/>
          </table:table-cell>
          <table:table-cell table:style-name="表2.B2" office:value-type="string">
            <text:p text:style-name="P18"/>
          </table:table-cell>
          <table:table-cell table:style-name="表2.A2" office:value-type="float" office:value="17">
            <text:p text:style-name="P19">17</text:p>
          </table:table-cell>
          <table:table-cell table:style-name="表2.D2" office:value-type="string">
            <text:p text:style-name="P11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18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8"/>
          </table:table-cell>
        </table:table-row>
        <table:table-row>
          <table:table-cell table:style-name="表6.A2" office:value-type="string">
            <text:p text:style-name="P18">p</text:p>
          </table:table-cell>
        </table:table-row>
        <table:table-row>
          <table:table-cell table:style-name="表6.A2" office:value-type="string">
            <text:p text:style-name="P18"/>
          </table:table-cell>
        </table:table-row>
      </table:table>
      <text:p text:style-name="P8"/>
      <text:p text:style-name="P17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5-30T10:41:16.03</dc:date>
    <dc:creator>iwabuchi ken</dc:creator>
    <meta:editing-duration>P1DT1H44M22S</meta:editing-duration>
    <meta:editing-cycles>170</meta:editing-cycles>
    <meta:generator>OpenOffice/4.1.3$Win32 OpenOffice.org_project/413m1$Build-9783</meta:generator>
    <meta:document-statistic meta:table-count="24" meta:image-count="0" meta:object-count="0" meta:page-count="47" meta:paragraph-count="905" meta:word-count="17403" meta:character-count="22409"/>
  </office:meta>
</office:document-meta>
</file>